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290.8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240.86pt"/>
    </style:style>
    <style:style style:name="co7" style:family="table-column">
      <style:table-column-properties fo:break-before="auto" style:column-width="42.55pt"/>
    </style:style>
    <style:style style:name="co8" style:family="table-column">
      <style:table-column-properties fo:break-before="auto" style:column-width="62.96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57.66pt"/>
    </style:style>
    <style:style style:name="co11" style:family="table-column">
      <style:table-column-properties fo:break-before="auto" style:column-width="113.44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182.44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56.61pt"/>
    </style:style>
    <style:style style:name="co17" style:family="table-column">
      <style:table-column-properties fo:break-before="auto" style:column-width="62.76pt"/>
    </style:style>
    <style:style style:name="co18" style:family="table-column">
      <style:table-column-properties fo:break-before="auto" style:column-width="892.06pt"/>
    </style:style>
    <style:style style:name="co19" style:family="table-column">
      <style:table-column-properties fo:break-before="auto" style:column-width="73.56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284.34pt"/>
    </style:style>
    <style:style style:name="co23" style:family="table-column">
      <style:table-column-properties fo:break-before="auto" style:column-width="65.11pt"/>
    </style:style>
    <style:style style:name="co24" style:family="table-column">
      <style:table-column-properties fo:break-before="auto" style:column-width="29.54pt"/>
    </style:style>
    <style:style style:name="co25" style:family="table-column">
      <style:table-column-properties fo:break-before="auto" style:column-width="30.36pt"/>
    </style:style>
    <style:style style:name="co26" style:family="table-column">
      <style:table-column-properties fo:break-before="auto" style:column-width="28.8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236.49pt"/>
    </style:style>
    <style:style style:name="co29" style:family="table-column">
      <style:table-column-properties fo:break-before="auto" style:column-width="253.5pt"/>
    </style:style>
    <style:style style:name="co30" style:family="table-column">
      <style:table-column-properties fo:break-before="auto" style:column-width="55.05pt"/>
    </style:style>
    <style:style style:name="co31" style:family="table-column">
      <style:table-column-properties fo:break-before="auto" style:column-width="49.41pt"/>
    </style:style>
    <style:style style:name="co32" style:family="table-column">
      <style:table-column-properties fo:break-before="auto" style:column-width="186.29pt"/>
    </style:style>
    <style:style style:name="co33" style:family="table-column">
      <style:table-column-properties fo:break-before="auto" style:column-width="214.61pt"/>
    </style:style>
    <style:style style:name="co34" style:family="table-column">
      <style:table-column-properties fo:break-before="auto" style:column-width="69.45pt"/>
    </style:style>
    <style:style style:name="co35" style:family="table-column">
      <style:table-column-properties fo:break-before="auto" style:column-width="913.66pt"/>
    </style:style>
    <style:style style:name="co36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99ff9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end" fo:margin-left="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pt"/>
    </style:style>
    <style:style style:name="ce14" style:family="table-cell" style:parent-style-name="Default" style:data-style-name="N100">
      <style:table-cell-properties fo:background-color="#e6e6e6" style:text-align-source="fix" style:repeat-content="false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e6e6e6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7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ce15"/>
        <table:table-column table:style-name="co13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Definition</text:p>
          </table:table-cell>
          <table:table-cell table:style-name="ce3" office:value-type="string">
            <text:p>Special</text:p>
          </table:table-cell>
          <table:table-cell table:style-name="ce1" office:value-type="string">
            <text:p>Input Xform</text:p>
          </table:table-cell>
          <table:table-cell table:style-name="ce1" office:value-type="string">
            <text:p>Output Xform</text:p>
          </table:table-cell>
          <table:table-cell table:style-name="ce3" office:value-type="string">
            <text:p>Subrecord</text:p>
          </table:table-cell>
          <table:table-cell table:style-name="ce1" office:value-type="string">
            <text:p>url</text:p>
          </table:table-cell>
          <table:table-cell table:style-name="ce10" office:value-type="string">
            <text:p>m-class-#</text:p>
          </table:table-cell>
          <table:table-cell table:style-name="ce16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</text:p>
          </table:table-cell>
          <table:table-cell table:style-name="ce11" office:value-type="string">
            <text:p>311.102</text:p>
          </table:table-cell>
          <table:table-cell office:value-type="float" office:value="1">
            <text:p>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4</text:p>
          </table:table-cell>
          <table:table-cell office:value-type="string">
            <text:p>RFJ8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6"/>
          <table:table-cell office:value-type="string">
            <text:p>dd-311p102-f-2</text:p>
          </table:table-cell>
          <table:table-cell table:style-name="ce11" office:value-type="string">
            <text:p>311.102</text:p>
          </table:table-cell>
          <table:table-cell office:value-type="float" office:value="2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p0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6"/>
          <table:table-cell office:value-type="string">
            <text:p>dd-311p102-f-p0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3</text:p>
          </table:table-cell>
          <table:table-cell table:style-name="ce11" office:value-type="string">
            <text:p>311.102</text:p>
          </table:table-cell>
          <table:table-cell office:value-type="float" office:value="3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4</text:p>
          </table:table-cell>
          <table:table-cell table:style-name="ce11" office:value-type="string">
            <text:p>311.102</text:p>
          </table:table-cell>
          <table:table-cell office:value-type="float" office:value="4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string">
            <text:p>Higher executiv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Business manage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Administrative Personne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Clerical/Sales worke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Skilled Manual Employe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Machine Operator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string">
            <text:p>Unskilled Employe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string">
            <text:p>Unemploy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table:number-columns-repeated="4"/>
          <table:table-cell office:value-type="string">
            <text:p>dd-311p102-f-5</text:p>
          </table:table-cell>
          <table:table-cell table:style-name="ce11" office:value-type="string">
            <text:p>311.102</text:p>
          </table:table-cell>
          <table:table-cell office:value-type="float" office:value="5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Fema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</text:p>
          </table:table-cell>
          <table:table-cell table:style-name="ce11" office:value-type="string">
            <text:p>311.102</text:p>
          </table:table-cell>
          <table:table-cell office:value-type="float" office:value="6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office:value-type="string">
            <text:p>i</text:p>
          </table:table-cell>
          <table:table-cell office:value-type="string">
            <text:p>in</text:p>
          </table:table-cell>
          <table:table-cell table:number-columns-repeated="4"/>
          <table:table-cell office:value-type="string">
            <text:p>dd-311p102-f-6p1</text:p>
          </table:table-cell>
          <table:table-cell table:style-name="ce11" office:value-type="string">
            <text:p>311.102</text:p>
          </table:table-cell>
          <table:table-cell office:value-type="float" office:value="6.1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cm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p2</text:p>
          </table:table-cell>
          <table:table-cell table:style-name="ce11" office:value-type="string">
            <text:p>311.102</text:p>
          </table:table-cell>
          <table:table-cell office:value-type="float" office:value="6.2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office:value-type="string">
            <text:p>p</text:p>
          </table:table-cell>
          <table:table-cell office:value-type="string">
            <text:p>lbs</text:p>
          </table:table-cell>
          <table:table-cell table:number-columns-repeated="4"/>
          <table:table-cell office:value-type="string">
            <text:p>dd-311p102-f-6p3</text:p>
          </table:table-cell>
          <table:table-cell table:style-name="ce11" office:value-type="string">
            <text:p>311.102</text:p>
          </table:table-cell>
          <table:table-cell office:value-type="float" office:value="6.3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8" office:value-type="string">
            <text:p>k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6p4</text:p>
          </table:table-cell>
          <table:table-cell table:style-name="ce11" office:value-type="string">
            <text:p>311.102</text:p>
          </table:table-cell>
          <table:table-cell office:value-type="float" office:value="6.4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7</text:p>
          </table:table-cell>
          <table:table-cell table:style-name="ce11" office:value-type="string">
            <text:p>311.102</text:p>
          </table:table-cell>
          <table:table-cell office:value-type="float" office:value="7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Hispanic or Latin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Not Hispanic or Latin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7p1</text:p>
          </table:table-cell>
          <table:table-cell table:style-name="ce11" office:value-type="string">
            <text:p>311.102</text:p>
          </table:table-cell>
          <table:table-cell office:value-type="float" office:value="7.1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w</text:p>
          </table:table-cell>
          <table:table-cell table:style-name="ce8" office:value-type="string">
            <text:p>Whit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</text:p>
          </table:table-cell>
          <table:table-cell table:style-name="ce8" office:value-type="string">
            <text:p>Spanish / Hispanic / Latino (N/A 10/2007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Black or African Americ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i</text:p>
          </table:table-cell>
          <table:table-cell table:style-name="ce8" office:value-type="string">
            <text:p>American Indi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k</text:p>
          </table:table-cell>
          <table:table-cell table:style-name="ce8" office:value-type="string">
            <text:p>Alaska Nativ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Asi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p</text:p>
          </table:table-cell>
          <table:table-cell table:style-name="ce8" office:value-type="string">
            <text:p>Native Hawaiian or Other Pacific Island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string">
            <text:p>t</text:p>
          </table:table-cell>
          <table:table-cell table:style-name="ce8" office:value-type="string">
            <text:p>Two or mo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string">
            <text:p>o</text:p>
          </table:table-cell>
          <table:table-cell table:style-name="ce8" office:value-type="string">
            <text:p>Other (specify) (N/A 10/2007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7p2</text:p>
          </table:table-cell>
          <table:table-cell table:style-name="ce11" office:value-type="string">
            <text:p>311.102</text:p>
          </table:table-cell>
          <table:table-cell office:value-type="float" office:value="7.2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8</text:p>
          </table:table-cell>
          <table:table-cell table:style-name="ce11" office:value-type="string">
            <text:p>311.102</text:p>
          </table:table-cell>
          <table:table-cell office:value-type="float" office:value="8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did not complete high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hs</text:p>
          </table:table-cell>
          <table:table-cell table:style-name="ce8" office:value-type="string">
            <text:p>completed high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sc</text:p>
          </table:table-cell>
          <table:table-cell table:style-name="ce8" office:value-type="string">
            <text:p>started colleg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ts</text:p>
          </table:table-cell>
          <table:table-cell table:style-name="ce8" office:value-type="string">
            <text:p>completed trade schoo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ad</text:p>
          </table:table-cell>
          <table:table-cell table:style-name="ce8" office:value-type="string">
            <text:p>completed 2-year college degre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bd</text:p>
          </table:table-cell>
          <table:table-cell table:style-name="ce8" office:value-type="string">
            <text:p>completed 4-year college degre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string">
            <text:p>gd</text:p>
          </table:table-cell>
          <table:table-cell table:style-name="ce8" office:value-type="string">
            <text:p>advanced degree (e.g., Master's, J.D., M.D., Ph.D.)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9</text:p>
          </table:table-cell>
          <table:table-cell table:style-name="ce11" office:value-type="string">
            <text:p>311.102</text:p>
          </table:table-cell>
          <table:table-cell office:value-type="float" office:value="9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9p1</text:p>
          </table:table-cell>
          <table:table-cell table:style-name="ce11" office:value-type="string">
            <text:p>311.102</text:p>
          </table:table-cell>
          <table:table-cell office:value-type="float" office:value="9.1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9p2</text:p>
          </table:table-cell>
          <table:table-cell table:style-name="ce11" office:value-type="string">
            <text:p>311.102</text:p>
          </table:table-cell>
          <table:table-cell office:value-type="float" office:value="9.2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10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10</text:p>
          </table:table-cell>
          <table:table-cell table:style-name="ce19" office:value-type="string">
            <text:p>PRACTITIONER NAME</text:p>
          </table:table-cell>
          <table:table-cell table:style-name="ce19"/>
          <table:table-cell table:style-name="ce19" office:value-type="string">
            <text:p>0;21</text:p>
          </table:table-cell>
          <table:table-cell table:style-name="ce19" office:value-type="string">
            <text:p>FJ3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10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10</text:p>
          </table:table-cell>
          <table:table-cell table:style-name="ce19" office:value-type="string">
            <text:p>PRACTITIONER NAME</text:p>
          </table:table-cell>
          <table:table-cell table:style-name="ce19"/>
          <table:table-cell table:style-name="ce19" office:value-type="string">
            <text:p>0;21</text:p>
          </table:table-cell>
          <table:table-cell table:style-name="ce19" office:value-type="string">
            <text:p>FJ3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0p1</text:p>
          </table:table-cell>
          <table:table-cell table:style-name="ce11" office:value-type="string">
            <text:p>311.102</text:p>
          </table:table-cell>
          <table:table-cell office:value-type="float" office:value="10.1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1</text:p>
          </table:table-cell>
          <table:table-cell table:style-name="ce11" office:value-type="string">
            <text:p>311.102</text:p>
          </table:table-cell>
          <table:table-cell office:value-type="float" office:value="11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office:value-type="string">
            <text:p>c</text:p>
          </table:table-cell>
          <table:table-cell office:value-type="string">
            <text:p>current</text:p>
          </table:table-cell>
          <table:table-cell table:number-columns-repeated="4"/>
          <table:table-cell office:value-type="string">
            <text:p>dd-311p102-f-12p1</text:p>
          </table:table-cell>
          <table:table-cell table:style-name="ce11" office:value-type="string">
            <text:p>311.102</text:p>
          </table:table-cell>
          <table:table-cell office:value-type="float" office:value="12.1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form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2</text:p>
          </table:table-cell>
          <table:table-cell table:style-name="ce11" office:value-type="string">
            <text:p>311.102</text:p>
          </table:table-cell>
          <table:table-cell office:value-type="float" office:value="12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12p2</text:p>
          </table:table-cell>
          <table:table-cell table:style-name="ce11" office:value-type="string">
            <text:p>311.102</text:p>
          </table:table-cell>
          <table:table-cell office:value-type="float" office:value="12.2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2p3</text:p>
          </table:table-cell>
          <table:table-cell table:style-name="ce11" office:value-type="string">
            <text:p>311.102</text:p>
          </table:table-cell>
          <table:table-cell office:value-type="float" office:value="12.3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2p4</text:p>
          </table:table-cell>
          <table:table-cell table:style-name="ce11" office:value-type="string">
            <text:p>311.102</text:p>
          </table:table-cell>
          <table:table-cell office:value-type="float" office:value="12.4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</text:p>
          </table:table-cell>
          <table:table-cell table:style-name="ce11" office:value-type="string">
            <text:p>311.102</text:p>
          </table:table-cell>
          <table:table-cell office:value-type="float" office:value="13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1</text:p>
          </table:table-cell>
          <table:table-cell table:style-name="ce11" office:value-type="string">
            <text:p>311.102</text:p>
          </table:table-cell>
          <table:table-cell office:value-type="float" office:value="13.1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2</text:p>
          </table:table-cell>
          <table:table-cell table:style-name="ce11" office:value-type="string">
            <text:p>311.102</text:p>
          </table:table-cell>
          <table:table-cell office:value-type="float" office:value="13.2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3p3</text:p>
          </table:table-cell>
          <table:table-cell table:style-name="ce11" office:value-type="string">
            <text:p>311.102</text:p>
          </table:table-cell>
          <table:table-cell office:value-type="float" office:value="13.3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4</text:p>
          </table:table-cell>
          <table:table-cell table:style-name="ce11" office:value-type="string">
            <text:p>311.102</text:p>
          </table:table-cell>
          <table:table-cell office:value-type="float" office:value="14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4p1</text:p>
          </table:table-cell>
          <table:table-cell table:style-name="ce11" office:value-type="string">
            <text:p>311.102</text:p>
          </table:table-cell>
          <table:table-cell office:value-type="float" office:value="14.1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4p2</text:p>
          </table:table-cell>
          <table:table-cell table:style-name="ce11" office:value-type="string">
            <text:p>311.102</text:p>
          </table:table-cell>
          <table:table-cell office:value-type="float" office:value="14.2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5</text:p>
          </table:table-cell>
          <table:table-cell table:style-name="ce11" office:value-type="string">
            <text:p>311.102</text:p>
          </table:table-cell>
          <table:table-cell office:value-type="float" office:value="15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5p1</text:p>
          </table:table-cell>
          <table:table-cell table:style-name="ce11" office:value-type="string">
            <text:p>311.102</text:p>
          </table:table-cell>
          <table:table-cell office:value-type="float" office:value="15.1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6</text:p>
          </table:table-cell>
          <table:table-cell table:style-name="ce11" office:value-type="string">
            <text:p>311.102</text:p>
          </table:table-cell>
          <table:table-cell office:value-type="float" office:value="16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7</text:p>
          </table:table-cell>
          <table:table-cell table:style-name="ce11" office:value-type="string">
            <text:p>311.102</text:p>
          </table:table-cell>
          <table:table-cell office:value-type="float" office:value="17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7p1</text:p>
          </table:table-cell>
          <table:table-cell table:style-name="ce11" office:value-type="string">
            <text:p>311.102</text:p>
          </table:table-cell>
          <table:table-cell office:value-type="float" office:value="17.1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7p2</text:p>
          </table:table-cell>
          <table:table-cell table:style-name="ce11" office:value-type="string">
            <text:p>311.102</text:p>
          </table:table-cell>
          <table:table-cell office:value-type="float" office:value="17.2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17p3</text:p>
          </table:table-cell>
          <table:table-cell table:style-name="ce11" office:value-type="string">
            <text:p>311.102</text:p>
          </table:table-cell>
          <table:table-cell office:value-type="float" office:value="17.3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8</text:p>
          </table:table-cell>
          <table:table-cell table:style-name="ce11" office:value-type="string">
            <text:p>311.102</text:p>
          </table:table-cell>
          <table:table-cell office:value-type="float" office:value="18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8p1</text:p>
          </table:table-cell>
          <table:table-cell table:style-name="ce11" office:value-type="string">
            <text:p>311.102</text:p>
          </table:table-cell>
          <table:table-cell office:value-type="float" office:value="18.1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0</text:p>
          </table:table-cell>
          <table:table-cell table:style-name="ce11" office:value-type="string">
            <text:p>311.102</text:p>
          </table:table-cell>
          <table:table-cell office:value-type="float" office:value="20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20p1</text:p>
          </table:table-cell>
          <table:table-cell table:style-name="ce11" office:value-type="string">
            <text:p>311.102</text:p>
          </table:table-cell>
          <table:table-cell office:value-type="float" office:value="20.1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0p2</text:p>
          </table:table-cell>
          <table:table-cell table:style-name="ce11" office:value-type="string">
            <text:p>311.102</text:p>
          </table:table-cell>
          <table:table-cell office:value-type="float" office:value="20.2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19</text:p>
          </table:table-cell>
          <table:table-cell table:style-name="ce11" office:value-type="string">
            <text:p>311.102</text:p>
          </table:table-cell>
          <table:table-cell office:value-type="float" office:value="19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19p1</text:p>
          </table:table-cell>
          <table:table-cell table:style-name="ce11" office:value-type="string">
            <text:p>311.102</text:p>
          </table:table-cell>
          <table:table-cell office:value-type="float" office:value="19.1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19p2</text:p>
          </table:table-cell>
          <table:table-cell table:style-name="ce11" office:value-type="string">
            <text:p>311.102</text:p>
          </table:table-cell>
          <table:table-cell office:value-type="float" office:value="19.2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1</text:p>
          </table:table-cell>
          <table:table-cell table:style-name="ce11" office:value-type="string">
            <text:p>311.102</text:p>
          </table:table-cell>
          <table:table-cell office:value-type="float" office:value="21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6"/>
          <table:table-cell office:value-type="string">
            <text:p>dd-311p102-f-21p1</text:p>
          </table:table-cell>
          <table:table-cell table:style-name="ce11" office:value-type="string">
            <text:p>311.102</text:p>
          </table:table-cell>
          <table:table-cell office:value-type="float" office:value="21.1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1p2</text:p>
          </table:table-cell>
          <table:table-cell table:style-name="ce11" office:value-type="string">
            <text:p>311.102</text:p>
          </table:table-cell>
          <table:table-cell office:value-type="float" office:value="21.2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2</text:p>
          </table:table-cell>
          <table:table-cell table:style-name="ce11" office:value-type="string">
            <text:p>311.102</text:p>
          </table:table-cell>
          <table:table-cell office:value-type="float" office:value="22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3</text:p>
          </table:table-cell>
          <table:table-cell table:style-name="ce11" office:value-type="string">
            <text:p>311.102</text:p>
          </table:table-cell>
          <table:table-cell office:value-type="float" office:value="23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23p1</text:p>
          </table:table-cell>
          <table:table-cell table:style-name="ce11" office:value-type="string">
            <text:p>311.102</text:p>
          </table:table-cell>
          <table:table-cell office:value-type="float" office:value="23.1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3p2</text:p>
          </table:table-cell>
          <table:table-cell table:style-name="ce11" office:value-type="string">
            <text:p>311.102</text:p>
          </table:table-cell>
          <table:table-cell office:value-type="float" office:value="23.2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4</text:p>
          </table:table-cell>
          <table:table-cell table:style-name="ce11" office:value-type="string">
            <text:p>311.102</text:p>
          </table:table-cell>
          <table:table-cell office:value-type="float" office:value="24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4"/>
          <table:table-cell office:value-type="string">
            <text:p>dd-311p102-f-24p1</text:p>
          </table:table-cell>
          <table:table-cell table:style-name="ce11" office:value-type="string">
            <text:p>311.102</text:p>
          </table:table-cell>
          <table:table-cell office:value-type="float" office:value="24.1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8" office:value-type="string">
            <text:p>Moderate/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5</text:p>
          </table:table-cell>
          <table:table-cell table:style-name="ce11" office:value-type="string">
            <text:p>311.102</text:p>
          </table:table-cell>
          <table:table-cell office:value-type="float" office:value="25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q</text:p>
          </table:table-cell>
          <table:table-cell table:style-name="ce8" office:value-type="string">
            <text:p>?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4"/>
          <table:table-cell office:value-type="string">
            <text:p>dd-311p102-f-25p1</text:p>
          </table:table-cell>
          <table:table-cell table:style-name="ce11" office:value-type="string">
            <text:p>311.102</text:p>
          </table:table-cell>
          <table:table-cell office:value-type="float" office:value="25.1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s</text:p>
          </table:table-cell>
          <table:table-cell table:style-name="ce8" office:value-type="string">
            <text:p>Moderate/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6</text:p>
          </table:table-cell>
          <table:table-cell table:style-name="ce11" office:value-type="string">
            <text:p>311.102</text:p>
          </table:table-cell>
          <table:table-cell office:value-type="float" office:value="26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office:value-type="string">
            <text:p>b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b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h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office:value-type="string">
            <text:p>l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l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o</text:p>
          </table:table-cell>
          <table:table-cell office:value-type="string">
            <text:p>dd-311p10212-f-p01</text:p>
          </table:table-cell>
          <table:table-cell table:style-name="ce13" office:value-type="string">
            <text:p>311.10212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SYMPTOMS CHECK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b:cough producing bloody material;h:persistent hoarseness;l:unexplained weight loss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6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2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</text:p>
          </table:table-cell>
          <table:table-cell office:value-type="string">
            <text:p>CHEST CT WHEN</text:p>
          </table:table-cell>
          <table:table-cell/>
          <table:table-cell office:value-type="string">
            <text:p>4;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less than 6 month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6-18 month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8" office:value-type="string">
            <text:p>18 months to 3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3 years to 5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over 5 years ago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8" office:value-type="string">
            <text:p>neve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7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7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27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i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office:value-type="string">
            <text:p>j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j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office:value-type="string">
            <text:p>h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h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f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a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e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g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c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office:value-type="string">
            <text:p>o</text:p>
          </table:table-cell>
          <table:table-cell/>
          <table:table-cell office:value-type="float" office:value="1">
            <text:p>1</text:p>
          </table:table-cell>
          <table:table-cell table:style-name="ce9" table:number-columns-repeated="2"/>
          <table:table-cell office:value-type="string">
            <text:p>o</text:p>
          </table:table-cell>
          <table:table-cell office:value-type="string">
            <text:p>dd-311p10213-f-p01</text:p>
          </table:table-cell>
          <table:table-cell table:style-name="ce13" office:value-type="string">
            <text:p>311.10213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SBESTOS OCCUPATION</text:p>
          </table:table-cell>
          <table:table-cell table:style-name="ce19"/>
          <table:table-cell table:style-name="ce19" office:value-type="string">
            <text:p>0;1</text:p>
          </table:table-cell>
          <table:table-cell table:style-name="ce19" office:value-type="string">
            <text:p>MS</text:p>
          </table:table-cell>
          <table:table-cell table:style-name="ce19"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28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1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2</text:p>
          </table:table-cell>
          <table:table-cell table:style-name="ce2" office:value-type="string">
            <text:p>Work - Age Ran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2</text:p>
          </table:table-cell>
          <table:table-cell table:style-name="ce2" office:value-type="string">
            <text:p>Work - Job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2</text:p>
          </table:table-cell>
          <table:table-cell table:style-name="ce2" office:value-type="string">
            <text:p>Work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3</text:p>
          </table:table-cell>
          <table:table-cell table:style-name="ce2" office:value-type="string">
            <text:p>Work - Age Ran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3</text:p>
          </table:table-cell>
          <table:table-cell table:style-name="ce2" office:value-type="string">
            <text:p>Work - Job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3</text:p>
          </table:table-cell>
          <table:table-cell table:style-name="ce2" office:value-type="string">
            <text:p>Work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a4</text:p>
          </table:table-cell>
          <table:table-cell table:style-name="ce2" office:value-type="string">
            <text:p>Work - Age Ran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p0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j4</text:p>
          </table:table-cell>
          <table:table-cell table:style-name="ce2" office:value-type="string">
            <text:p>Work - Job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p02</text:p>
          </table:table-cell>
          <table:table-cell table:style-name="ce11" office:value-type="string">
            <text:p>311.10214</text:p>
          </table:table-cell>
          <table:table-cell table:style-name="ce15"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sehsr4</text:p>
          </table:table-cell>
          <table:table-cell table:style-name="ce2" office:value-type="string">
            <text:p>Work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4-f-1</text:p>
          </table:table-cell>
          <table:table-cell table:style-name="ce13" office:value-type="string">
            <text:p>311.10214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4"/>
          <table:table-cell office:value-type="string">
            <text:p>dd-311p102-f-32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2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table:number-columns-repeated="4"/>
          <table:table-cell table:style-name="ce5"/>
          <table:table-cell table:style-name="ce8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4" table:number-columns-repeated="2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t permitted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 office:value-type="float" office:value="1">
            <text:p>1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2</text:p>
          </table:table-cell>
          <table:table-cell table:style-name="ce2" office:value-type="string">
            <text:p>Live with smoker - Age - 2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2</text:p>
          </table:table-cell>
          <table:table-cell table:style-name="ce2" office:value-type="string">
            <text:p>Live with smoker - Amount - 2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2</text:p>
          </table:table-cell>
          <table:table-cell table:style-name="ce2" office:value-type="string">
            <text:p>House - Smoking - 2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2">
            <text:p>2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3</text:p>
          </table:table-cell>
          <table:table-cell table:style-name="ce2" office:value-type="string">
            <text:p>Live with smoker - Age - 3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3</text:p>
          </table:table-cell>
          <table:table-cell table:style-name="ce2" office:value-type="string">
            <text:p>Live with smoker - Amount - 3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3</text:p>
          </table:table-cell>
          <table:table-cell table:style-name="ce2" office:value-type="string">
            <text:p>House - Smoking - 3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3">
            <text:p>3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4</text:p>
          </table:table-cell>
          <table:table-cell table:style-name="ce2" office:value-type="string">
            <text:p>Live with smoker - Age - 4</text:p>
          </table:table-cell>
          <table:table-cell table:style-name="ce2" office:value-type="string">
            <text:p>TEX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p0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1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Age range</text:p>
          </table:table-cell>
          <table:table-cell table:style-name="ce19" office:value-type="string">
            <text:p>0;1</text:p>
          </table:table-cell>
          <table:table-cell table:style-name="ce19" office:value-type="string">
            <text:p>MFJ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4</text:p>
          </table:table-cell>
          <table:table-cell table:style-name="ce2" office:value-type="string">
            <text:p>Live with smoker - Amount - 4</text:p>
          </table:table-cell>
          <table:table-cell table:style-name="ce2" office:value-type="string">
            <text:p>PULLDOWN</text:p>
          </table:table-cell>
          <table:table-cell table:style-name="ce5" office:value-type="string">
            <text:p>-</text:p>
          </table:table-cell>
          <table:table-cell table:style-name="ce8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p02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.02</text:p>
          </table:table-cell>
          <table:table-cell table:style-name="ce19" office:value-type="string">
            <text:p>AMOUNT SMOKED</text:p>
          </table:table-cell>
          <table:table-cell table:style-name="ce19"/>
          <table:table-cell table:style-name="ce19" office:value-type="string">
            <text:p>0;2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a:1-14 cigarettes per day;b:15-24 cigarettes per day;c:25 or more cigarettes per day;d:don't know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string">
            <text:p>1-1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15-24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25+ Cigarettes per d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Don't Know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sbhsasr4</text:p>
          </table:table-cell>
          <table:table-cell table:style-name="ce2" office:value-type="string">
            <text:p>House - Smoking - 4</text:p>
          </table:table-cell>
          <table:table-cell table:style-name="ce2" office:value-type="string">
            <text:p>RADIO</text:p>
          </table:table-cell>
          <table:table-cell table:style-name="ce5" office:value-type="string">
            <text:p>n</text:p>
          </table:table-cell>
          <table:table-cell table:style-name="ce8" office:value-type="string">
            <text:p>not permitted</text:p>
          </table:table-cell>
          <table:table-cell table:style-name="ce5" office:value-type="float" office:value="1">
            <text:p>1</text:p>
          </table:table-cell>
          <table:table-cell table:style-name="ce9" table:number-columns-repeated="2"/>
          <table:table-cell table:style-name="ce5" office:value-type="float" office:value="4">
            <text:p>4</text:p>
          </table:table-cell>
          <table:table-cell office:value-type="string">
            <text:p>dd-311p10215-f-1</text:p>
          </table:table-cell>
          <table:table-cell table:style-name="ce13" office:value-type="string">
            <text:p>311.10215</text:p>
          </table:table-cell>
          <table:table-cell table:style-name="ce13" office:value-type="string">
            <text:p>1</text:p>
          </table:table-cell>
          <table:table-cell table:style-name="ce19" office:value-type="string">
            <text:p>SMOKING</text:p>
          </table:table-cell>
          <table:table-cell table:style-name="ce19"/>
          <table:table-cell table:style-name="ce19" office:value-type="string">
            <text:p>0;3</text:p>
          </table:table-cell>
          <table:table-cell table:style-name="ce19" office:value-type="string">
            <text:p>S</text:p>
          </table:table-cell>
          <table:table-cell table:style-name="ce19" office:value-type="string">
            <text:p>n:not permitted;r:restricted;y:allowed anywhere;</text:p>
          </table:table-cell>
          <table:table-cell table:style-name="ce19" office:value-type="float" office:value="0">
            <text:p>0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r</text:p>
          </table:table-cell>
          <table:table-cell table:style-name="ce8" office:value-type="string">
            <text:p>restricte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allowed anywh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dd-311p102-f-29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30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29p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6"/>
          <table:table-cell office:value-type="string">
            <text:p>dd-311p102-f-30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19" office:value-type="string">
            <text:p>LAST CIGARETTE DATE</text:p>
          </table:table-cell>
          <table:table-cell table:style-name="ce19"/>
          <table:table-cell table:style-name="ce19" office:value-type="string">
            <text:p>6;6</text:p>
          </table:table-cell>
          <table:table-cell table:style-name="ce19" office:value-type="string">
            <text:p>D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float" office:value="6">
            <text:p>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8" office:value-type="float" office:value="9">
            <text:p>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8" office:value-type="float" office:value="11">
            <text:p>1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table:number-columns-repeated="3"/>
          <table:table-cell table:style-name="ce5" office:value-type="float" office:value="13">
            <text:p>13</text:p>
          </table:table-cell>
          <table:table-cell table:style-name="ce8" office:value-type="float" office:value="13">
            <text:p>1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table:number-columns-repeated="3"/>
          <table:table-cell table:style-name="ce5" office:value-type="float" office:value="14">
            <text:p>14</text:p>
          </table:table-cell>
          <table:table-cell table:style-name="ce8" office:value-type="float" office:value="14">
            <text:p>1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table:number-columns-repeated="3"/>
          <table:table-cell table:style-name="ce5" office:value-type="float" office:value="15">
            <text:p>15</text:p>
          </table:table-cell>
          <table:table-cell table:style-name="ce8" office:value-type="float" office:value="15">
            <text:p>1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table:number-columns-repeated="3"/>
          <table:table-cell table:style-name="ce5" office:value-type="float" office:value="16">
            <text:p>16</text:p>
          </table:table-cell>
          <table:table-cell table:style-name="ce8" office:value-type="float" office:value="16">
            <text:p>1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table:number-columns-repeated="3"/>
          <table:table-cell table:style-name="ce5" office:value-type="float" office:value="17">
            <text:p>17</text:p>
          </table:table-cell>
          <table:table-cell table:style-name="ce8" office:value-type="float" office:value="17">
            <text:p>1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 office:value-type="float" office:value="18">
            <text:p>18</text:p>
          </table:table-cell>
          <table:table-cell table:style-name="ce8" office:value-type="float" office:value="18">
            <text:p>1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table:number-columns-repeated="3"/>
          <table:table-cell table:style-name="ce5" office:value-type="float" office:value="19">
            <text:p>19</text:p>
          </table:table-cell>
          <table:table-cell table:style-name="ce8" office:value-type="float" office:value="19">
            <text:p>1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table:number-columns-repeated="3"/>
          <table:table-cell table:style-name="ce5" office:value-type="float" office:value="20">
            <text:p>20</text:p>
          </table:table-cell>
          <table:table-cell table:style-name="ce8" office:value-type="float" office:value="20">
            <text:p>2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table:number-columns-repeated="3"/>
          <table:table-cell table:style-name="ce5" office:value-type="float" office:value="21">
            <text:p>21</text:p>
          </table:table-cell>
          <table:table-cell table:style-name="ce8" office:value-type="float" office:value="21">
            <text:p>2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style-name="ce5" office:value-type="float" office:value="22">
            <text:p>22</text:p>
          </table:table-cell>
          <table:table-cell table:style-name="ce8" office:value-type="float" office:value="22">
            <text:p>22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table:number-columns-repeated="3"/>
          <table:table-cell table:style-name="ce5" office:value-type="float" office:value="23">
            <text:p>23</text:p>
          </table:table-cell>
          <table:table-cell table:style-name="ce8" office:value-type="float" office:value="23">
            <text:p>23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table:number-columns-repeated="3"/>
          <table:table-cell table:style-name="ce5" office:value-type="float" office:value="24">
            <text:p>24</text:p>
          </table:table-cell>
          <table:table-cell table:style-name="ce8" office:value-type="float" office:value="24">
            <text:p>24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table:number-columns-repeated="3"/>
          <table:table-cell table:style-name="ce5" office:value-type="float" office:value="25">
            <text:p>25</text:p>
          </table:table-cell>
          <table:table-cell table:style-name="ce8" office:value-type="float" office:value="25">
            <text:p>2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table:number-columns-repeated="3"/>
          <table:table-cell table:style-name="ce5" office:value-type="float" office:value="26">
            <text:p>26</text:p>
          </table:table-cell>
          <table:table-cell table:style-name="ce8" office:value-type="float" office:value="26">
            <text:p>26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table:number-columns-repeated="3"/>
          <table:table-cell table:style-name="ce5" office:value-type="float" office:value="27">
            <text:p>27</text:p>
          </table:table-cell>
          <table:table-cell table:style-name="ce8" office:value-type="float" office:value="27">
            <text:p>27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table:number-columns-repeated="3"/>
          <table:table-cell table:style-name="ce5" office:value-type="float" office:value="28">
            <text:p>28</text:p>
          </table:table-cell>
          <table:table-cell table:style-name="ce8" office:value-type="float" office:value="28">
            <text:p>28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table:number-columns-repeated="3"/>
          <table:table-cell table:style-name="ce5" office:value-type="float" office:value="29">
            <text:p>29</text:p>
          </table:table-cell>
          <table:table-cell table:style-name="ce8" office:value-type="float" office:value="29">
            <text:p>29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table:number-columns-repeated="3"/>
          <table:table-cell table:style-name="ce5" office:value-type="float" office:value="30">
            <text:p>30</text:p>
          </table:table-cell>
          <table:table-cell table:style-name="ce8" office:value-type="float" office:value="30">
            <text:p>3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table:number-columns-repeated="3"/>
          <table:table-cell table:style-name="ce5" office:value-type="float" office:value="31">
            <text:p>31</text:p>
          </table:table-cell>
          <table:table-cell table:style-name="ce8" office:value-type="float" office:value="31">
            <text:p>3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19" office:value-type="string">
            <text:p>LAST CIGARETTE DATE</text:p>
          </table:table-cell>
          <table:table-cell table:style-name="ce19"/>
          <table:table-cell table:style-name="ce19" office:value-type="string">
            <text:p>6;6</text:p>
          </table:table-cell>
          <table:table-cell table:style-name="ce19" office:value-type="string">
            <text:p>D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Feb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a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Ap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Ma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Jun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table:number-columns-repeated="3"/>
          <table:table-cell table:style-name="ce5" office:value-type="float" office:value="7">
            <text:p>7</text:p>
          </table:table-cell>
          <table:table-cell table:style-name="ce8" office:value-type="string">
            <text:p>Jul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table:number-columns-repeated="3"/>
          <table:table-cell table:style-name="ce5" office:value-type="float" office:value="8">
            <text:p>8</text:p>
          </table:table-cell>
          <table:table-cell table:style-name="ce8" office:value-type="string">
            <text:p>Au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5" office:value-type="float" office:value="9">
            <text:p>9</text:p>
          </table:table-cell>
          <table:table-cell table:style-name="ce8" office:value-type="string">
            <text:p>Sep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style-name="ce5" office:value-type="float" office:value="10">
            <text:p>10</text:p>
          </table:table-cell>
          <table:table-cell table:style-name="ce8" office:value-type="string">
            <text:p>Oc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5" office:value-type="float" office:value="11">
            <text:p>11</text:p>
          </table:table-cell>
          <table:table-cell table:style-name="ce8" office:value-type="string">
            <text:p>Nov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style-name="ce5" office:value-type="float" office:value="12">
            <text:p>12</text:p>
          </table:table-cell>
          <table:table-cell table:style-name="ce8" office:value-type="string">
            <text:p>Dec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9" table:number-columns-repeated="2"/>
          <table:table-cell/>
          <table:table-cell office:value-type="string">
            <text:p>dd-311p102-f-29p4</text:p>
          </table:table-cell>
          <table:table-cell table:style-name="ce13" office:value-type="string">
            <text:p>311.102</text:p>
          </table:table-cell>
          <table:table-cell table:style-name="ce13" office:value-type="string">
            <text:p>29.4</text:p>
          </table:table-cell>
          <table:table-cell table:style-name="ce19" office:value-type="string">
            <text:p>LAST CIGARETTE DATE</text:p>
          </table:table-cell>
          <table:table-cell table:style-name="ce19"/>
          <table:table-cell table:style-name="ce19" office:value-type="string">
            <text:p>6;6</text:p>
          </table:table-cell>
          <table:table-cell table:style-name="ce19" office:value-type="string">
            <text:p>D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29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6"/>
          <table:table-cell office:value-type="string">
            <text:p>dd-311p102-f-30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0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2-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6-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10+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e</text:p>
          </table:table-cell>
          <table:table-cell table:style-name="ce8" office:value-type="float" office:value="0">
            <text:p>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a</text:p>
          </table:table-cell>
          <table:table-cell table:style-name="ce8" office:value-type="float" office:value="1">
            <text:p>1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b</text:p>
          </table:table-cell>
          <table:table-cell table:style-name="ce8" office:value-type="string">
            <text:p>2-5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string">
            <text:p>c</text:p>
          </table:table-cell>
          <table:table-cell table:style-name="ce8" office:value-type="string">
            <text:p>6-10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string">
            <text:p>d</text:p>
          </table:table-cell>
          <table:table-cell table:style-name="ce8" office:value-type="string">
            <text:p>10+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dd-311p102-f-30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, within the next 30 day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string">
            <text:p>m</text:p>
          </table:table-cell>
          <table:table-cell table:style-name="ce8" office:value-type="string">
            <text:p>yes, within the next 6 month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string">
            <text:p>n</text:p>
          </table:table-cell>
          <table:table-cell table:style-name="ce8" office:value-type="string">
            <text:p>no, not thinking of quitting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0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number-columns-repeated="4"/>
          <table:table-cell office:value-type="string">
            <text:p>dd-311p102-f-33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goo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Goo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Fai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Poor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physical activiti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A little bi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daily work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number-columns-repeated="4"/>
          <table:table-cell office:value-type="string">
            <text:p>dd-311p102-f-33p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Mil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ild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Moderat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number-columns-repeated="3"/>
          <table:table-cell table:style-name="ce5" office:value-type="float" office:value="6">
            <text:p>6</text:p>
          </table:table-cell>
          <table:table-cell table:style-name="ce8" office:value-type="string">
            <text:p>Very sever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number-columns-repeated="4"/>
          <table:table-cell office:value-type="string">
            <text:p>dd-311p102-f-33p5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A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Non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number-columns-repeated="4"/>
          <table:table-cell office:value-type="string">
            <text:p>dd-311p102-f-33p6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social actitivit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7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Slight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Moderat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Extremely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4"/>
          <table:table-cell office:value-type="string">
            <text:p>dd-311p102-f-33p8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float" office:value="2">
            <text:p>2</text:p>
          </table:table-cell>
          <table:table-cell table:style-name="ce8" office:value-type="string">
            <text:p>Very little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5" office:value-type="float" office:value="3">
            <text:p>3</text:p>
          </table:table-cell>
          <table:table-cell table:style-name="ce8" office:value-type="string">
            <text:p>Somewha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3"/>
          <table:table-cell table:style-name="ce5" office:value-type="float" office:value="4">
            <text:p>4</text:p>
          </table:table-cell>
          <table:table-cell table:style-name="ce8" office:value-type="string">
            <text:p>Quite a lot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5" office:value-type="float" office:value="5">
            <text:p>5</text:p>
          </table:table-cell>
          <table:table-cell table:style-name="ce8" office:value-type="string">
            <text:p>Could not do daily activiti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4"/>
          <table:table-cell office:value-type="string">
            <text:p>dd-311p102-f-34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5" office:value-type="string">
            <text:p>y</text:p>
          </table:table-cell>
          <table:table-cell table:style-name="ce8" office:value-type="string">
            <text:p>Yes</text:p>
          </table:table-cell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12"/>
          <table:table-cell table:style-name="ce18"/>
          <table:table-cell table:style-name="ce2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6"/>
          <table:table-cell office:value-type="string">
            <text:p>dd-311p102-f-34p1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6"/>
          <table:table-cell office:value-type="string">
            <text:p>dd-311p102-f-34p2</text:p>
          </table:table-cell>
          <table:table-cell table:style-name="ce11" office:value-type="string">
            <text:p>311.102</text:p>
          </table:table-cell>
          <table:table-cell table:style-name="ce11" office:value-type="string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elcap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1014" table:default-cell-style-name="Default"/>
        <table:table-row table:style-name="ro1">
          <table:table-cell table:style-name="ce1" office:value-type="string">
            <text:p>Sub. #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Req.</text:p>
          </table:table-cell>
          <table:table-cell table:style-name="ce1" office:value-type="string">
            <text:p>Indx.</text:p>
          </table:table-cell>
          <table:table-cell table:style-name="ce1" office:value-type="string">
            <text:p>Edit.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finition</text:p>
          </table:table-cell>
          <table:table-cell table:style-name="ce1" office:value-type="string">
            <text:p>Comments</text:p>
          </table:table-cell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id</text:p>
          </table:table-cell>
          <table:table-cell office:value-type="string">
            <text:p>Study ID</text:p>
          </table:table-cell>
          <table:table-cell office:value-type="string">
            <text:p>TEXT</text:p>
          </table:table-cell>
          <table:table-cell table:number-columns-repeated="2" office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p</text:p>
          </table:table-cell>
          <table:table-cell office:value-type="string">
            <text:p>Patient Date of Baseline CT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ge</text:p>
          </table:table-cell>
          <table:table-cell office:value-type="string">
            <text:p>Patient Age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b</text:p>
          </table:table-cell>
          <table:table-cell office:value-type="string">
            <text:p>Patient Date of Birth</text:p>
          </table:table-cell>
          <table:table-cell office:value-type="string">
            <text:p>DATE</text:p>
          </table:table-cell>
          <table:table-cell table:number-columns-repeated="5"/>
          <table:table-cell office:value-type="string">
            <text:p>DEPRECATED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</text:p>
          </table:table-cell>
          <table:table-cell office:value-type="string">
            <text:p>Patient Occup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ccc</text:p>
          </table:table-cell>
          <table:table-cell office:value-type="string">
            <text:p>Occupation Cod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Higher executiv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Business manager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Administrative Personnel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Clerical/Sales workers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killed Manual Employees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Machine Operators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Unskilled Employees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Unemployed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x</text:p>
          </table:table-cell>
          <table:table-cell office:value-type="string">
            <text:p>Patient Sex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l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emal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</text:p>
          </table:table-cell>
          <table:table-cell office:value-type="string">
            <text:p>Patient H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hu</text:p>
          </table:table-cell>
          <table:table-cell office:value-type="string">
            <text:p>Patient Height (Units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cm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</text:p>
          </table:table-cell>
          <table:table-cell office:value-type="string">
            <text:p>Patient Weight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pwu</text:p>
          </table:table-cell>
          <table:table-cell office:value-type="string">
            <text:p>Patient Weight (Units) 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lbs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k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bmi</text:p>
          </table:table-cell>
          <table:table-cell office:value-type="string">
            <text:p>Patient BMI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t</text:p>
          </table:table-cell>
          <table:table-cell office:value-type="string">
            <text:p>Ethnicity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Hispanic or Latin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t Hispanic or Latino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</text:p>
          </table:table-cell>
          <table:table-cell office:value-type="string">
            <text:p>Patient Race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w</text:p>
          </table:table-cell>
          <table:table-cell office:value-type="string">
            <text:p>White</text:p>
          </table:table-cell>
          <table:table-cell office:value-type="string">
            <text:p>Previously 'Caucasian'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Spanish / Hispanic / Latino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Black or African American</text:p>
          </table:table-cell>
          <table:table-cell office:value-type="string">
            <text:p>Previously 'African American / West Indian / Caribbean'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American India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k</text:p>
          </table:table-cell>
          <table:table-cell office:value-type="string">
            <text:p>Alaska Nativ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Asia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p</text:p>
          </table:table-cell>
          <table:table-cell office:value-type="string">
            <text:p>Native Hawaiian or Other Pacific Islander</text:p>
          </table:table-cell>
          <table:table-cell office:value-type="string">
            <text:p>Previously 'Pacific Islander'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string">
            <text:p>t</text:p>
          </table:table-cell>
          <table:table-cell office:value-type="string">
            <text:p>Two or more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Other (specify) (N/A 10/2007)</text:p>
          </table:table-cell>
          <table:table-cell office:value-type="string">
            <text:p>DEPRECATED 10/2007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rcs</text:p>
          </table:table-cell>
          <table:table-cell office:value-type="string">
            <text:p>Patient Race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ed</text:p>
          </table:table-cell>
          <table:table-cell office:value-type="string">
            <text:p>Level of Education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did not complete high school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hs</text:p>
          </table:table-cell>
          <table:table-cell office:value-type="string">
            <text:p>completed high school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sc</text:p>
          </table:table-cell>
          <table:table-cell office:value-type="string">
            <text:p>started colleg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ts</text:p>
          </table:table-cell>
          <table:table-cell office:value-type="string">
            <text:p>completed trade school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ad</text:p>
          </table:table-cell>
          <table:table-cell office:value-type="string">
            <text:p>completed 2-year college degre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bd</text:p>
          </table:table-cell>
          <table:table-cell office:value-type="string">
            <text:p>completed 4-year college degre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string">
            <text:p>gd</text:p>
          </table:table-cell>
          <table:table-cell office:value-type="string">
            <text:p>advanced degree (e.g., Master's, J.D., M.D., Ph.D.)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</text:p>
          </table:table-cell>
          <table:table-cell office:value-type="string">
            <text:p>Served in the military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lyo</text:p>
          </table:table-cell>
          <table:table-cell office:value-type="string">
            <text:p>Served in the military, branch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eq</text:p>
          </table:table-cell>
          <table:table-cell office:value-type="string">
            <text:p>Lung screening scan ordered (G0297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fn</text:p>
          </table:table-cell>
          <table:table-cell office:value-type="string">
            <text:p>Ordering practitioner fir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ln</text:p>
          </table:table-cell>
          <table:table-cell office:value-type="string">
            <text:p>Ordering practitioner last nam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npi</text:p>
          </table:table-cell>
          <table:table-cell office:value-type="string">
            <text:p>Ordering practitioner NPI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sd</text:p>
          </table:table-cell>
          <table:table-cell office:value-type="string">
            <text:p>Documentation of shared decision making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ss</text:p>
          </table:table-cell>
          <table:table-cell office:value-type="string">
            <text:p>Ordering practitioner reported smoking statu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curr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form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py</text:p>
          </table:table-cell>
          <table:table-cell office:value-type="string">
            <text:p>Ordering practitioner reported pack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qy</text:p>
          </table:table-cell>
          <table:table-cell office:value-type="string">
            <text:p>Ordering practitioner reported quit years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as</text:p>
          </table:table-cell>
          <table:table-cell office:value-type="string">
            <text:p>Ordering practitioner reported asympotomatic for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pci</text:p>
          </table:table-cell>
          <table:table-cell office:value-type="string">
            <text:p>Clinical inform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</text:p>
          </table:table-cell>
          <table:table-cell office:value-type="string">
            <text:p>Family History of Lung Canc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f</text:p>
          </table:table-cell>
          <table:table-cell office:value-type="string">
            <text:p>Family History of Lung Cancer: Fa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m</text:p>
          </table:table-cell>
          <table:table-cell office:value-type="string">
            <text:p>Family History of Lung Cancer: Mother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cs</text:p>
          </table:table-cell>
          <table:table-cell office:value-type="string">
            <text:p>Family History of Lung Cancer: Sibling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o</text:p>
          </table:table-cell>
          <table:table-cell office:value-type="string">
            <text:p>All other Cancer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dod</text:p>
          </table:table-cell>
          <table:table-cell office:value-type="string">
            <text:p>Other Cancer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cpbo</text:p>
          </table:table-cell>
          <table:table-cell office:value-type="string">
            <text:p>Other Cancer Primary Site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</text:p>
          </table:table-cell>
          <table:table-cell office:value-type="string">
            <text:p>Asthma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t</text:p>
          </table:table-cell>
          <table:table-cell office:value-type="string">
            <text:p>Asthma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</text:p>
          </table:table-cell>
          <table:table-cell office:value-type="string">
            <text:p>Emphysema or Chronic Bronchitis (COPD)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</text:p>
          </table:table-cell>
          <table:table-cell office:value-type="string">
            <text:p>Hypertension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t</text:p>
          </table:table-cell>
          <table:table-cell office:value-type="string">
            <text:p>Hypertension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sw</text:p>
          </table:table-cell>
          <table:table-cell office:value-type="string">
            <text:p>Hypertension Since When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thv</text:p>
          </table:table-cell>
          <table:table-cell office:value-type="string">
            <text:p>Hypertension Highest Valu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hc</text:p>
          </table:table-cell>
          <table:table-cell office:value-type="string">
            <text:p>High Cholestero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ct</text:p>
          </table:table-cell>
          <table:table-cell office:value-type="string">
            <text:p>High Cholesterol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</text:p>
          </table:table-cell>
          <table:table-cell office:value-type="string">
            <text:p>MI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d</text:p>
          </table:table-cell>
          <table:table-cell office:value-type="string">
            <text:p>MI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miw</text:p>
          </table:table-cell>
          <table:table-cell office:value-type="string">
            <text:p>MI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</text:p>
          </table:table-cell>
          <table:table-cell office:value-type="string">
            <text:p>Had an angioplasty or Stent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w</text:p>
          </table:table-cell>
          <table:table-cell office:value-type="string">
            <text:p>When (Angioplasty/Stent)? (YYYY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ast</text:p>
          </table:table-cell>
          <table:table-cell office:value-type="string">
            <text:p>Where Treated (Angioplasty/Stent)?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</text:p>
          </table:table-cell>
          <table:table-cell office:value-type="string">
            <text:p>Str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d</text:p>
          </table:table-cell>
          <table:table-cell office:value-type="string">
            <text:p>Stroke Diagnosis Date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sw</text:p>
          </table:table-cell>
          <table:table-cell office:value-type="string">
            <text:p>Stroke Treated Location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pv</text:p>
          </table:table-cell>
          <table:table-cell office:value-type="string">
            <text:p>Peripheral Vascula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</text:p>
          </table:table-cell>
          <table:table-cell office:value-type="string">
            <text:p>Diabetes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w</text:p>
          </table:table-cell>
          <table:table-cell office:value-type="string">
            <text:p>Diabetes started at age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dt</text:p>
          </table:table-cell>
          <table:table-cell office:value-type="string">
            <text:p>Diabetes Trea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</text:p>
          </table:table-cell>
          <table:table-cell office:value-type="string">
            <text:p>Liver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lds</text:p>
          </table:table-cell>
          <table:table-cell office:value-type="string">
            <text:p>Liver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</text:p>
          </table:table-cell>
          <table:table-cell office:value-type="string">
            <text:p>Renal Disea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q</text:p>
          </table:table-cell>
          <table:table-cell office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prds</text:p>
          </table:table-cell>
          <table:table-cell office:value-type="string">
            <text:p>Renal Disease Severity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s</text:p>
          </table:table-cell>
          <table:table-cell office:value-type="string">
            <text:p>Moderate/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</text:p>
          </table:table-cell>
          <table:table-cell office:value-type="string">
            <text:p>During past year symptoms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b</text:p>
          </table:table-cell>
          <table:table-cell office:value-type="string">
            <text:p>cough producing bloody material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h</text:p>
          </table:table-cell>
          <table:table-cell office:value-type="string">
            <text:p>persistent hoarsene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l</text:p>
          </table:table-cell>
          <table:table-cell office:value-type="string">
            <text:p>unexplained weight loss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l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wcos</text:p>
          </table:table-cell>
          <table:table-cell office:value-type="string">
            <text:p>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ct</text:p>
          </table:table-cell>
          <table:table-cell office:value-type="string">
            <text:p>most recent chest CT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less than 6 months ago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6-18 months ago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f</text:p>
          </table:table-cell>
          <table:table-cell office:value-type="string">
            <text:p>18 months to 3 years ago</text:p>
          </table:table-cell>
          <table:table-cell office:value-type="string">
            <text:p>1.44b - New category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3 years to 5 years ago</text:p>
          </table:table-cell>
          <table:table-cell office:value-type="string">
            <text:p>1.44b - Previously '18 months to 5 years ago'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over 5 years ago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string">
            <text:p>e</text:p>
          </table:table-cell>
          <table:table-cell office:value-type="string">
            <text:p>nev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cl</text:p>
          </table:table-cell>
          <table:table-cell office:value-type="string">
            <text:p>where was the test done? (Chest CT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pft</text:p>
          </table:table-cell>
          <table:table-cell office:value-type="string">
            <text:p>pulmonary function test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ev1</text:p>
          </table:table-cell>
          <table:table-cell office:value-type="string">
            <text:p>FEV1 (L/s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vc</text:p>
          </table:table-cell>
          <table:table-cell office:value-type="string">
            <text:p>FVC (L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fr</text:p>
          </table:table-cell>
          <table:table-cell office:value-type="string">
            <text:p>FEV1/FVC Ratio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op</text:p>
          </table:table-cell>
          <table:table-cell office:value-type="string">
            <text:p>Diffusion Capacity (mL/min/mm Hg) 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Previously 'Carbon Monoxide (ppm)'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</text:p>
          </table:table-cell>
          <table:table-cell office:value-type="string">
            <text:p>Asbestos Exposur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i</text:p>
          </table:table-cell>
          <table:table-cell office:value-type="string">
            <text:p>asbestos product manufactur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j</text:p>
          </table:table-cell>
          <table:table-cell office:value-type="string">
            <text:p>auto 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j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h</text:p>
          </table:table-cell>
          <table:table-cell office:value-type="string">
            <text:p>building maintenance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f</text:p>
          </table:table-cell>
          <table:table-cell office:value-type="string">
            <text:p>chemical industry/foundary/refine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a</text:p>
          </table:table-cell>
          <table:table-cell office:value-type="string">
            <text:p>construction/demolition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e</text:p>
          </table:table-cell>
          <table:table-cell office:value-type="string">
            <text:p>mining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g</text:p>
          </table:table-cell>
          <table:table-cell office:value-type="string">
            <text:p>nuclear industry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c</text:p>
          </table:table-cell>
          <table:table-cell office:value-type="string">
            <text:p>ship construction/repai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c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oo</text:p>
          </table:table-cell>
          <table:table-cell office:value-type="string">
            <text:p>other</text:p>
          </table:table-cell>
          <table:table-cell office:value-type="string">
            <text:p>CHECKBOX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ahas</text:p>
          </table:table-cell>
          <table:table-cell office:value-type="string">
            <text:p>Asbestos Occupation Other (Specify)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ws</text:p>
          </table:table-cell>
          <table:table-cell office:value-type="string">
            <text:p>After 18, working in smoking worksit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</text:p>
          </table:table-cell>
          <table:table-cell office:value-type="string">
            <text:p>Work 1+ year in job heavily exposed to smok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1</text:p>
          </table:table-cell>
          <table:table-cell office:value-type="string">
            <text:p>Work - Age Ran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1</text:p>
          </table:table-cell>
          <table:table-cell office:value-type="string">
            <text:p>Work - Job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1</text:p>
          </table:table-cell>
          <table:table-cell office:value-type="string">
            <text:p>Work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2</text:p>
          </table:table-cell>
          <table:table-cell office:value-type="string">
            <text:p>Work - Age Ran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2</text:p>
          </table:table-cell>
          <table:table-cell office:value-type="string">
            <text:p>Work - Job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2</text:p>
          </table:table-cell>
          <table:table-cell office:value-type="string">
            <text:p>Work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3</text:p>
          </table:table-cell>
          <table:table-cell office:value-type="string">
            <text:p>Work - Age Ran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3</text:p>
          </table:table-cell>
          <table:table-cell office:value-type="string">
            <text:p>Work - Job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3</text:p>
          </table:table-cell>
          <table:table-cell office:value-type="string">
            <text:p>Work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a4</text:p>
          </table:table-cell>
          <table:table-cell office:value-type="string">
            <text:p>Work - Age Ran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j4</text:p>
          </table:table-cell>
          <table:table-cell office:value-type="string">
            <text:p>Work - Job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ehsr4</text:p>
          </table:table-cell>
          <table:table-cell office:value-type="string">
            <text:p>Work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</text:p>
          </table:table-cell>
          <table:table-cell office:value-type="string">
            <text:p>House member smok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yh</text:p>
          </table:table-cell>
          <table:table-cell office:value-type="string">
            <text:p>Smoking allowed in hous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y</text:p>
          </table:table-cell>
          <table:table-cell office:value-type="string">
            <text:p>Did your primary caregiver smoke when you were under 7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mst</text:p>
          </table:table-cell>
          <table:table-cell office:value-type="string">
            <text:p>Did your primary care giver smoke when you were ages 7-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osy</text:p>
          </table:table-cell>
          <table:table-cell office:value-type="string">
            <text:p>Did other smoke in the home when you were und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lws</text:p>
          </table:table-cell>
          <table:table-cell office:value-type="string">
            <text:p>Do you currently live with a smoker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DEPRECATED v1.41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o</text:p>
          </table:table-cell>
          <table:table-cell office:value-type="string">
            <text:p>House member smoke when you were over 18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1</text:p>
          </table:table-cell>
          <table:table-cell office:value-type="string">
            <text:p>Live with smoker - Age - 1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1</text:p>
          </table:table-cell>
          <table:table-cell office:value-type="string">
            <text:p>Live with smoker - Amount - 1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1</text:p>
          </table:table-cell>
          <table:table-cell office:value-type="string">
            <text:p>House - Smoking - 1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2</text:p>
          </table:table-cell>
          <table:table-cell office:value-type="string">
            <text:p>Live with smoker - Age - 2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2</text:p>
          </table:table-cell>
          <table:table-cell office:value-type="string">
            <text:p>Live with smoker - Amount - 2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2</text:p>
          </table:table-cell>
          <table:table-cell office:value-type="string">
            <text:p>House - Smoking - 2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3</text:p>
          </table:table-cell>
          <table:table-cell office:value-type="string">
            <text:p>Live with smoker - Age - 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3</text:p>
          </table:table-cell>
          <table:table-cell office:value-type="string">
            <text:p>Live with smoker - Amount - 3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3</text:p>
          </table:table-cell>
          <table:table-cell office:value-type="string">
            <text:p>House - Smoking - 3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4</text:p>
          </table:table-cell>
          <table:table-cell office:value-type="string">
            <text:p>Live with smoker - Age - 4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4</text:p>
          </table:table-cell>
          <table:table-cell office:value-type="string">
            <text:p>Live with smoker - Amount - 4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1-14 Cigarettes per da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15-24 Cigarettes per da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25+ Cigarettes per da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Don't Know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hsasr4</text:p>
          </table:table-cell>
          <table:table-cell office:value-type="string">
            <text:p>House - Smoking - 4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t permitted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r</text:p>
          </table:table-cell>
          <table:table-cell office:value-type="string">
            <text:p>restricte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allowed anywh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</text:p>
          </table:table-cell>
          <table:table-cell office:value-type="string">
            <text:p>Have you smoked at least 100 cigarettes in your lifetime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ruyn</text:p>
          </table:table-cell>
          <table:table-cell office:value-type="string">
            <text:p>Never smoker, exposed to second hand smoke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as</text:p>
          </table:table-cell>
          <table:table-cell office:value-type="string">
            <text:p>Age when started smoking cigarettes regularly</text:p>
          </table:table-cell>
          <table:table-cell office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ntpy</text:p>
          </table:table-cell>
          <table:table-cell office:value-type="string">
            <text:p>Total Pack-Years</text:p>
          </table:table-cell>
          <table:table-cell office:value-type="string">
            <text:p>REAL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hsa</text:p>
          </table:table-cell>
          <table:table-cell office:value-type="string">
            <text:p>Over the past month, have you smoked at all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wppd</text:p>
          </table:table-cell>
          <table:table-cell office:value-type="string">
            <text:p>packs of cigarettes currently smoked per day (PPD)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d</text:p>
          </table:table-cell>
          <table:table-cell office:value-type="string">
            <text:p>date of your last cigarette (DAY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number-columns-repeated="2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number-columns-repeated="2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number-columns-repeated="2"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number-columns-repeated="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number-columns-repeated="2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number-columns-repeated="2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number-columns-repeated="2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number-columns-repeated="2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number-columns-repeated="2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number-columns-repeated="2"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number-columns-repeated="2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number-columns-repeated="2"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number-columns-repeated="2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number-columns-repeated="2"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  <table:table-cell table:number-columns-repeated="2"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  <table:table-cell table:number-columns-repeated="2"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number-columns-repeated="6"/>
          <table:table-cell table:number-columns-repeated="2"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number-columns-repeated="6"/>
          <table:table-cell table:number-columns-repeated="2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number-columns-repeated="6"/>
          <table:table-cell table:number-columns-repeated="2"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number-columns-repeated="6"/>
          <table:table-cell table:number-columns-repeated="2"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  <table:table-cell table:number-columns-repeated="2"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  <table:table-cell table:number-columns-repeated="2"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number-columns-repeated="6"/>
          <table:table-cell table:number-columns-repeated="2"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m</text:p>
          </table:table-cell>
          <table:table-cell office:value-type="string">
            <text:p>date of your last cigarette (MONTH)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dlcy</text:p>
          </table:table-cell>
          <table:table-cell office:value-type="string">
            <text:p>date of your last cigarette (YEAR)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pw</text:p>
          </table:table-cell>
          <table:table-cell office:value-type="string">
            <text:p>Former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ppd</text:p>
          </table:table-cell>
          <table:table-cell office:value-type="string">
            <text:p>Former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fdur</text:p>
          </table:table-cell>
          <table:table-cell office:value-type="string">
            <text:p>Former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pw</text:p>
          </table:table-cell>
          <table:table-cell office:value-type="string">
            <text:p>Current Smoker Days Per Week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pd</text:p>
          </table:table-cell>
          <table:table-cell office:value-type="string">
            <text:p>Current Smoker PPD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dur</text:p>
          </table:table-cell>
          <table:table-cell office:value-type="string">
            <text:p>Current Smoker Duration</text:p>
          </table:table-cell>
          <table:table-cell office:value-type="string">
            <text:p>PNUM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</text:p>
          </table:table-cell>
          <table:table-cell office:value-type="string">
            <text:p>ever tried to quit smoking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ttqtb</text:p>
          </table:table-cell>
          <table:table-cell office:value-type="string">
            <text:p>how many times?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ly2</text:p>
          </table:table-cell>
          <table:table-cell office:value-type="string">
            <text:p>last 12 months, number of times quit for 24 hours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2-5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string">
            <text:p>c</text:p>
          </table:table-cell>
          <table:table-cell office:value-type="string">
            <text:p>6-1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10+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qst</text:p>
          </table:table-cell>
          <table:table-cell office:value-type="string">
            <text:p>seriously thinking of quitting</text:p>
          </table:table-cell>
          <table:table-cell office:value-type="string">
            <text:p>PULLDOWN</text:p>
          </table:table-cell>
          <table:table-cell table:number-columns-repeated="3"/>
          <table:table-cell table:number-columns-repeated="2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, within the next 30 day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m</text:p>
          </table:table-cell>
          <table:table-cell office:value-type="string">
            <text:p>yes, within the next 6 month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no, not thinking of quitting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pd</text:p>
          </table:table-cell>
          <table:table-cell office:value-type="string">
            <text:p>Smoking cessation packet distributed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1</text:p>
          </table:table-cell>
          <table:table-cell office:value-type="string">
            <text:p>SF-8#1 - health i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Excellent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goo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2</text:p>
          </table:table-cell>
          <table:table-cell office:value-type="string">
            <text:p>SF-8 #2 - limit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physical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3</text:p>
          </table:table-cell>
          <table:table-cell office:value-type="string">
            <text:p>SF-8 #3 - difficulty with daily work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 little bi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work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4</text:p>
          </table:table-cell>
          <table:table-cell office:value-type="string">
            <text:p>SF-8 #4 - bodily pain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of the tim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Mild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ild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Severe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Very sever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5</text:p>
          </table:table-cell>
          <table:table-cell office:value-type="string">
            <text:p>SF-8 #5 - energy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Very much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A little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6</text:p>
          </table:table-cell>
          <table:table-cell office:value-type="string">
            <text:p>SF-8 #6 - limited soci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ne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social actitivit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7</text:p>
          </table:table-cell>
          <table:table-cell office:value-type="string">
            <text:p>SF-8 #7 - emotional problem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Slightly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Moderately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Extremely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sfb8</text:p>
          </table:table-cell>
          <table:table-cell office:value-type="string">
            <text:p>SF-8 #8 - problems keeping from usual activities</text:p>
          </table:table-cell>
          <table:table-cell office:value-type="string">
            <text:p>RADI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ot at all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Very little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string">
            <text:p>Somewha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Quite a lo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uld not do daily activiti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cfs</text:p>
          </table:table-cell>
          <table:table-cell office:value-type="string">
            <text:p>Has the participant signed the consent form?</text:p>
          </table:table-cell>
          <table:table-cell office:value-type="string">
            <text:p>RADIO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doc</text:p>
          </table:table-cell>
          <table:table-cell office:value-type="string">
            <text:p>Date informed consent signed</text:p>
          </table:table-cell>
          <table:table-cell office:value-type="string">
            <text:p>RDATE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bioc</text:p>
          </table:table-cell>
          <table:table-cell office:value-type="string">
            <text:p>Name of individual obtaining consent</text:p>
          </table:table-cell>
          <table:table-cell office:value-type="string">
            <text:p>TEXT</text:p>
          </table:table-cell>
          <table:table-cell table:number-columns-repeated="1020"/>
        </table:table-row>
      </table:table>
      <table:table table:name="m" table:style-name="ta1" table:print="false">
        <office:forms form:automatic-focus="false" form:apply-design-mode="false"/>
        <table:table-column table:style-name="co30" table:default-cell-style-name="ce11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5" table:number-columns-repeated="1016" table:default-cell-style-name="Default"/>
        <table:table-row table:style-name="ro1">
          <table:table-cell table:style-name="ce20" office:value-type="string">
            <text:p>m-class-#</text:p>
          </table:table-cell>
          <table:table-cell table:style-name="ce10" office:value-type="string">
            <text:p>m-prop-#</text:p>
          </table:table-cell>
          <table:table-cell table:style-name="ce1" office:value-type="string">
            <text:p>m-prop-name</text:p>
          </table:table-cell>
          <table:table-cell table:style-name="ce1" office:value-type="string">
            <text:p>m-prop-title</text:p>
          </table:table-cell>
          <table:table-cell table:style-name="ce1" office:value-type="string">
            <text:p>m-prop-loc</text:p>
          </table:table-cell>
          <table:table-cell table:style-name="ce1" office:value-type="string">
            <text:p>m-prop-type</text:p>
          </table:table-cell>
          <table:table-cell table:style-name="ce1" office:value-type="string">
            <text:p>m-prop-det</text:p>
          </table:table-cell>
          <table:table-cell table:style-name="ce1" office:value-type="string">
            <text:p>m-delim-check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.01</text:p>
          </table:table-cell>
          <table:table-cell office:value-type="string">
            <text:p>NAME</text:p>
          </table:table-cell>
          <table:table-cell office:value-type="string">
            <text:p>Patient name</text:p>
          </table:table-cell>
          <table:table-cell office:value-type="string">
            <text:p>0;1</text:p>
          </table:table-cell>
          <table:table-cell office:value-type="string">
            <text:p>R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.02</text:p>
          </table:table-cell>
          <table:table-cell office:value-type="string">
            <text:p>DATE OF BIRTH</text:p>
          </table:table-cell>
          <table:table-cell office:value-type="string">
            <text:p>Date of birth</text:p>
          </table:table-cell>
          <table:table-cell office:value-type="string">
            <text:p>0;2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.03</text:p>
          </table:table-cell>
          <table:table-cell office:value-type="string">
            <text:p>AGE</text:p>
          </table:table-cell>
          <table:table-cell/>
          <table:table-cell office:value-type="string">
            <text:p>0;3</text:p>
          </table:table-cell>
          <table:table-cell office:value-type="string">
            <text:p>NJ3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</text:p>
          </table:table-cell>
          <table:table-cell office:value-type="string">
            <text:p>STUDY ID</text:p>
          </table:table-cell>
          <table:table-cell office:value-type="string">
            <text:p>Study ID</text:p>
          </table:table-cell>
          <table:table-cell office:value-type="string">
            <text:p>0;4</text:p>
          </table:table-cell>
          <table:table-cell office:value-type="string">
            <text:p>RFJ8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</text:p>
          </table:table-cell>
          <table:table-cell office:value-type="string">
            <text:p>INTAKE DATE</text:p>
          </table:table-cell>
          <table:table-cell/>
          <table:table-cell office:value-type="string">
            <text:p>0;5</text:p>
          </table:table-cell>
          <table:table-cell office:value-type="string">
            <text:p>R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</text:p>
          </table:table-cell>
          <table:table-cell office:value-type="string">
            <text:p>OCCUPATION</text:p>
          </table:table-cell>
          <table:table-cell/>
          <table:table-cell office:value-type="string">
            <text:p>0;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4</text:p>
          </table:table-cell>
          <table:table-cell office:value-type="string">
            <text:p>OCCUPATION CODE</text:p>
          </table:table-cell>
          <table:table-cell/>
          <table:table-cell office:value-type="string">
            <text:p>0;7</text:p>
          </table:table-cell>
          <table:table-cell office:value-type="string">
            <text:p>S</text:p>
          </table:table-cell>
          <table:table-cell office:value-type="string">
            <text:p>1:Higher executives;2:Business managers;3:Administrative personnel;4:Clerical/Sales workers;5:Skilled manual employees;6:Machine operators;7:Unskilled employees;8:Unemployed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5</text:p>
          </table:table-cell>
          <table:table-cell office:value-type="string">
            <text:p>SEX</text:p>
          </table:table-cell>
          <table:table-cell/>
          <table:table-cell office:value-type="string">
            <text:p>0;8</text:p>
          </table:table-cell>
          <table:table-cell office:value-type="string">
            <text:p>S</text:p>
          </table:table-cell>
          <table:table-cell office:value-type="string">
            <text:p>m:Male;f:Femal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</text:p>
          </table:table-cell>
          <table:table-cell office:value-type="string">
            <text:p>HEIGHT</text:p>
          </table:table-cell>
          <table:table-cell/>
          <table:table-cell office:value-type="string">
            <text:p>0;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1</text:p>
          </table:table-cell>
          <table:table-cell office:value-type="string">
            <text:p>HEIGHT UNITS</text:p>
          </table:table-cell>
          <table:table-cell/>
          <table:table-cell office:value-type="string">
            <text:p>0;10</text:p>
          </table:table-cell>
          <table:table-cell office:value-type="string">
            <text:p>S</text:p>
          </table:table-cell>
          <table:table-cell office:value-type="string">
            <text:p>i:Inches;c:Centimeter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2</text:p>
          </table:table-cell>
          <table:table-cell office:value-type="string">
            <text:p>WEIGHT</text:p>
          </table:table-cell>
          <table:table-cell/>
          <table:table-cell office:value-type="string">
            <text:p>0;11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3</text:p>
          </table:table-cell>
          <table:table-cell office:value-type="string">
            <text:p>WEIGHT UNITS</text:p>
          </table:table-cell>
          <table:table-cell/>
          <table:table-cell office:value-type="string">
            <text:p>0;12</text:p>
          </table:table-cell>
          <table:table-cell office:value-type="string">
            <text:p>S</text:p>
          </table:table-cell>
          <table:table-cell office:value-type="string">
            <text:p>p:Pounds;k:Kilogram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6.4</text:p>
          </table:table-cell>
          <table:table-cell office:value-type="string">
            <text:p>BMI</text:p>
          </table:table-cell>
          <table:table-cell/>
          <table:table-cell office:value-type="string">
            <text:p>0;13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7</text:p>
          </table:table-cell>
          <table:table-cell office:value-type="string">
            <text:p>ETHNICITY</text:p>
          </table:table-cell>
          <table:table-cell/>
          <table:table-cell office:value-type="string">
            <text:p>0;14</text:p>
          </table:table-cell>
          <table:table-cell office:value-type="string">
            <text:p>S</text:p>
          </table:table-cell>
          <table:table-cell office:value-type="string">
            <text:p>y:Hispanic or Latino;n:Not Hispanic or Latino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7.1</text:p>
          </table:table-cell>
          <table:table-cell office:value-type="string">
            <text:p>RACE</text:p>
          </table:table-cell>
          <table:table-cell/>
          <table:table-cell office:value-type="string">
            <text:p>0;15</text:p>
          </table:table-cell>
          <table:table-cell office:value-type="string">
            <text:p>S</text:p>
          </table:table-cell>
          <table:table-cell office:value-type="string">
            <text:p>i:American Indian;k:Alaska Native;a:Asian;p:Native Hawaiian or Other Pacific Islander;b:Black or African American;w:White;t:Two or more;o:Other (specify)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7.2</text:p>
          </table:table-cell>
          <table:table-cell office:value-type="string">
            <text:p>RACE (SPECIFY)</text:p>
          </table:table-cell>
          <table:table-cell/>
          <table:table-cell office:value-type="string">
            <text:p>0;16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8</text:p>
          </table:table-cell>
          <table:table-cell office:value-type="string">
            <text:p>LEVEL OF EDUCATION</text:p>
          </table:table-cell>
          <table:table-cell/>
          <table:table-cell office:value-type="string">
            <text:p>0;17</text:p>
          </table:table-cell>
          <table:table-cell office:value-type="string">
            <text:p>S</text:p>
          </table:table-cell>
          <table:table-cell office:value-type="string">
            <text:p>n:did not complete high school;hs:completed high school;sc:started college;ts:completed trade school;ad:completed 2-year college degree;bd:completed 4-year college degree;gd:advanced degre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9</text:p>
          </table:table-cell>
          <table:table-cell office:value-type="string">
            <text:p>MILITARY</text:p>
          </table:table-cell>
          <table:table-cell/>
          <table:table-cell office:value-type="string">
            <text:p>0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9.1</text:p>
          </table:table-cell>
          <table:table-cell office:value-type="string">
            <text:p>BRANCH</text:p>
          </table:table-cell>
          <table:table-cell/>
          <table:table-cell office:value-type="string">
            <text:p>0;19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9.2</text:p>
          </table:table-cell>
          <table:table-cell office:value-type="string">
            <text:p>SCAN ORDERED</text:p>
          </table:table-cell>
          <table:table-cell/>
          <table:table-cell office:value-type="string">
            <text:p>0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0</text:p>
          </table:table-cell>
          <table:table-cell office:value-type="string">
            <text:p>PRACTITIONER NAME</text:p>
          </table:table-cell>
          <table:table-cell/>
          <table:table-cell office:value-type="string">
            <text:p>0;2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0.1</text:p>
          </table:table-cell>
          <table:table-cell office:value-type="string">
            <text:p>PRACTITIONER NPI</text:p>
          </table:table-cell>
          <table:table-cell/>
          <table:table-cell office:value-type="string">
            <text:p>0;22</text:p>
          </table:table-cell>
          <table:table-cell office:value-type="string">
            <text:p>FJ1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1</text:p>
          </table:table-cell>
          <table:table-cell office:value-type="string">
            <text:p>SHARED DECISION</text:p>
          </table:table-cell>
          <table:table-cell/>
          <table:table-cell office:value-type="string">
            <text:p>0;2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</text:p>
          </table:table-cell>
          <table:table-cell office:value-type="string">
            <text:p>PRACTITIONER PACK YEARS</text:p>
          </table:table-cell>
          <table:table-cell/>
          <table:table-cell office:value-type="string">
            <text:p>0;24</text:p>
          </table:table-cell>
          <table:table-cell office:value-type="string">
            <text:p>NJ8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1</text:p>
          </table:table-cell>
          <table:table-cell office:value-type="string">
            <text:p>PRACTITIONER SMOKING STATUS</text:p>
          </table:table-cell>
          <table:table-cell/>
          <table:table-cell office:value-type="string">
            <text:p>0;25</text:p>
          </table:table-cell>
          <table:table-cell office:value-type="string">
            <text:p>S</text:p>
          </table:table-cell>
          <table:table-cell office:value-type="string">
            <text:p>c:current;f:form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2</text:p>
          </table:table-cell>
          <table:table-cell office:value-type="string">
            <text:p>PRACTITIONER QUIT YEARS</text:p>
          </table:table-cell>
          <table:table-cell/>
          <table:table-cell office:value-type="string">
            <text:p>0;26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3</text:p>
          </table:table-cell>
          <table:table-cell office:value-type="string">
            <text:p>PRACTITIONER ASYMPTOMATIC</text:p>
          </table:table-cell>
          <table:table-cell/>
          <table:table-cell office:value-type="string">
            <text:p>0;2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2.4</text:p>
          </table:table-cell>
          <table:table-cell office:value-type="string">
            <text:p>CLINICAL INFORMATION</text:p>
          </table:table-cell>
          <table:table-cell/>
          <table:table-cell office:value-type="string">
            <text:p>1;0</text:p>
          </table:table-cell>
          <table:table-cell office:value-type="string">
            <text:p>Wx311.10211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</text:p>
          </table:table-cell>
          <table:table-cell office:value-type="string">
            <text:p>FAMILY HISTORY OF LUNG CANCER</text:p>
          </table:table-cell>
          <table:table-cell/>
          <table:table-cell office:value-type="string">
            <text:p>2;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.1</text:p>
          </table:table-cell>
          <table:table-cell office:value-type="string">
            <text:p>LUNG CANCER FATHER</text:p>
          </table:table-cell>
          <table:table-cell/>
          <table:table-cell office:value-type="string">
            <text:p>2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.2</text:p>
          </table:table-cell>
          <table:table-cell office:value-type="string">
            <text:p>LUNG CANCER MOTHER</text:p>
          </table:table-cell>
          <table:table-cell/>
          <table:table-cell office:value-type="string">
            <text:p>2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3.3</text:p>
          </table:table-cell>
          <table:table-cell office:value-type="string">
            <text:p>LUNG CANCER SIBLING</text:p>
          </table:table-cell>
          <table:table-cell/>
          <table:table-cell office:value-type="string">
            <text:p>2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4</text:p>
          </table:table-cell>
          <table:table-cell office:value-type="string">
            <text:p>ALL OTHER CANCERS</text:p>
          </table:table-cell>
          <table:table-cell/>
          <table:table-cell office:value-type="string">
            <text:p>2;5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4.1</text:p>
          </table:table-cell>
          <table:table-cell office:value-type="string">
            <text:p>OTHER CANCERS WHEN</text:p>
          </table:table-cell>
          <table:table-cell/>
          <table:table-cell office:value-type="string">
            <text:p>2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4.2</text:p>
          </table:table-cell>
          <table:table-cell office:value-type="string">
            <text:p>OTHER CANCERS SITE</text:p>
          </table:table-cell>
          <table:table-cell/>
          <table:table-cell office:value-type="string">
            <text:p>2;7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5</text:p>
          </table:table-cell>
          <table:table-cell office:value-type="string">
            <text:p>ASTHMA</text:p>
          </table:table-cell>
          <table:table-cell office:value-type="string">
            <text:p>Asthma</text:p>
          </table:table-cell>
          <table:table-cell office:value-type="string">
            <text:p>2;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5.1</text:p>
          </table:table-cell>
          <table:table-cell office:value-type="string">
            <text:p>ASTHMA TREATED</text:p>
          </table:table-cell>
          <table:table-cell/>
          <table:table-cell office:value-type="string">
            <text:p>2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6</text:p>
          </table:table-cell>
          <table:table-cell office:value-type="string">
            <text:p>EMPHYSEMA OR COPD</text:p>
          </table:table-cell>
          <table:table-cell/>
          <table:table-cell office:value-type="string">
            <text:p>2;10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6.1</text:p>
          </table:table-cell>
          <table:table-cell office:value-type="string">
            <text:p>EMPHYSEMA OR COPD WHEN</text:p>
          </table:table-cell>
          <table:table-cell/>
          <table:table-cell office:value-type="string">
            <text:p>2;11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</text:p>
          </table:table-cell>
          <table:table-cell office:value-type="string">
            <text:p>HYPERTENSION</text:p>
          </table:table-cell>
          <table:table-cell/>
          <table:table-cell office:value-type="string">
            <text:p>2;12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.1</text:p>
          </table:table-cell>
          <table:table-cell office:value-type="string">
            <text:p>HYPERTENSION TREATED</text:p>
          </table:table-cell>
          <table:table-cell/>
          <table:table-cell office:value-type="string">
            <text:p>2;1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.2</text:p>
          </table:table-cell>
          <table:table-cell office:value-type="string">
            <text:p>HYPERTENSION SINCE</text:p>
          </table:table-cell>
          <table:table-cell/>
          <table:table-cell office:value-type="string">
            <text:p>2;14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7.3</text:p>
          </table:table-cell>
          <table:table-cell office:value-type="string">
            <text:p>HYPERTENSION HIGHEST VALUE</text:p>
          </table:table-cell>
          <table:table-cell/>
          <table:table-cell office:value-type="string">
            <text:p>2;15</text:p>
          </table:table-cell>
          <table:table-cell office:value-type="string">
            <text:p>FJ9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8</text:p>
          </table:table-cell>
          <table:table-cell office:value-type="string">
            <text:p>HIGH CHOLESTEROL</text:p>
          </table:table-cell>
          <table:table-cell/>
          <table:table-cell office:value-type="string">
            <text:p>2;16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8.1</text:p>
          </table:table-cell>
          <table:table-cell office:value-type="string">
            <text:p>HIGH CHOLESTEROL TREATED</text:p>
          </table:table-cell>
          <table:table-cell/>
          <table:table-cell office:value-type="string">
            <text:p>2;1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9</text:p>
          </table:table-cell>
          <table:table-cell office:value-type="string">
            <text:p>ANGIOPLASTY OR STENT</text:p>
          </table:table-cell>
          <table:table-cell/>
          <table:table-cell office:value-type="string">
            <text:p>2;1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9.1</text:p>
          </table:table-cell>
          <table:table-cell office:value-type="string">
            <text:p>ANGIOPLASTY WHEN</text:p>
          </table:table-cell>
          <table:table-cell/>
          <table:table-cell office:value-type="string">
            <text:p>2;19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19.2</text:p>
          </table:table-cell>
          <table:table-cell office:value-type="string">
            <text:p>ANGIOPLASTY WHERE</text:p>
          </table:table-cell>
          <table:table-cell/>
          <table:table-cell office:value-type="string">
            <text:p>2;20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0</text:p>
          </table:table-cell>
          <table:table-cell office:value-type="string">
            <text:p>MI</text:p>
          </table:table-cell>
          <table:table-cell/>
          <table:table-cell office:value-type="string">
            <text:p>2;2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0.1</text:p>
          </table:table-cell>
          <table:table-cell office:value-type="string">
            <text:p>MI WHEN</text:p>
          </table:table-cell>
          <table:table-cell/>
          <table:table-cell office:value-type="string">
            <text:p>2;2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0.2</text:p>
          </table:table-cell>
          <table:table-cell office:value-type="string">
            <text:p>MI WHERE</text:p>
          </table:table-cell>
          <table:table-cell/>
          <table:table-cell office:value-type="string">
            <text:p>2;2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1</text:p>
          </table:table-cell>
          <table:table-cell office:value-type="string">
            <text:p>STROKE</text:p>
          </table:table-cell>
          <table:table-cell/>
          <table:table-cell office:value-type="string">
            <text:p>2;24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1.1</text:p>
          </table:table-cell>
          <table:table-cell office:value-type="string">
            <text:p>STROKE WHEN</text:p>
          </table:table-cell>
          <table:table-cell/>
          <table:table-cell office:value-type="string">
            <text:p>2;25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1.2</text:p>
          </table:table-cell>
          <table:table-cell office:value-type="string">
            <text:p>STROKE WHERE</text:p>
          </table:table-cell>
          <table:table-cell/>
          <table:table-cell office:value-type="string">
            <text:p>2;26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2</text:p>
          </table:table-cell>
          <table:table-cell office:value-type="string">
            <text:p>PERIPHERAL VASCULAR DISEASE</text:p>
          </table:table-cell>
          <table:table-cell/>
          <table:table-cell office:value-type="string">
            <text:p>2;27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3</text:p>
          </table:table-cell>
          <table:table-cell office:value-type="string">
            <text:p>DIABETES</text:p>
          </table:table-cell>
          <table:table-cell/>
          <table:table-cell office:value-type="string">
            <text:p>2;28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3.1</text:p>
          </table:table-cell>
          <table:table-cell office:value-type="string">
            <text:p>DIABETES AGE</text:p>
          </table:table-cell>
          <table:table-cell/>
          <table:table-cell office:value-type="string">
            <text:p>2;29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3.2</text:p>
          </table:table-cell>
          <table:table-cell office:value-type="string">
            <text:p>DIABETES TREATED</text:p>
          </table:table-cell>
          <table:table-cell/>
          <table:table-cell office:value-type="string">
            <text:p>2;3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4</text:p>
          </table:table-cell>
          <table:table-cell office:value-type="string">
            <text:p>LIVER DISEASE</text:p>
          </table:table-cell>
          <table:table-cell/>
          <table:table-cell office:value-type="string">
            <text:p>2;31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4.1</text:p>
          </table:table-cell>
          <table:table-cell office:value-type="string">
            <text:p>LIVER SEVERITY</text:p>
          </table:table-cell>
          <table:table-cell/>
          <table:table-cell office:value-type="string">
            <text:p>2;32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5</text:p>
          </table:table-cell>
          <table:table-cell office:value-type="string">
            <text:p>RENAL DISEASE</text:p>
          </table:table-cell>
          <table:table-cell/>
          <table:table-cell office:value-type="string">
            <text:p>2;33</text:p>
          </table:table-cell>
          <table:table-cell office:value-type="string">
            <text:p>S</text:p>
          </table:table-cell>
          <table:table-cell office:value-type="string">
            <text:p>n:No;y:Yes;q:?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5.1</text:p>
          </table:table-cell>
          <table:table-cell office:value-type="string">
            <text:p>RENAL SEVERITY</text:p>
          </table:table-cell>
          <table:table-cell/>
          <table:table-cell office:value-type="string">
            <text:p>2;34</text:p>
          </table:table-cell>
          <table:table-cell office:value-type="string">
            <text:p>S</text:p>
          </table:table-cell>
          <table:table-cell office:value-type="string">
            <text:p>m:Mild;s:Moderate/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6</text:p>
          </table:table-cell>
          <table:table-cell office:value-type="string">
            <text:p>LUNG CANCER SYMPTOMS</text:p>
          </table:table-cell>
          <table:table-cell/>
          <table:table-cell office:value-type="string">
            <text:p>2;3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6.1</text:p>
          </table:table-cell>
          <table:table-cell office:value-type="string">
            <text:p>SYMPTOMS CHECK</text:p>
          </table:table-cell>
          <table:table-cell/>
          <table:table-cell office:value-type="string">
            <text:p>3;0</text:p>
          </table:table-cell>
          <table:table-cell office:value-type="string">
            <text:p>311.10212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2</text:p>
          </table:table-cell>
          <table:table-cell office:value-type="string">
            <text:p>.01</text:p>
          </table:table-cell>
          <table:table-cell office:value-type="string">
            <text:p>SYMPTOMS CHECK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b:cough producing bloody material;h:persistent hoarseness;l:unexplained weight loss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6.2</text:p>
          </table:table-cell>
          <table:table-cell office:value-type="string">
            <text:p>SYMPTOMS OTHER SPECIFY</text:p>
          </table:table-cell>
          <table:table-cell/>
          <table:table-cell office:value-type="string">
            <text:p>4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</text:p>
          </table:table-cell>
          <table:table-cell office:value-type="string">
            <text:p>CHEST CT WHEN</text:p>
          </table:table-cell>
          <table:table-cell/>
          <table:table-cell office:value-type="string">
            <text:p>4;2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1</text:p>
          </table:table-cell>
          <table:table-cell office:value-type="string">
            <text:p>CHEST CT WHERE</text:p>
          </table:table-cell>
          <table:table-cell/>
          <table:table-cell office:value-type="string">
            <text:p>4;3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2</text:p>
          </table:table-cell>
          <table:table-cell office:value-type="string">
            <text:p>PULMONARY FUNCTION TEST</text:p>
          </table:table-cell>
          <table:table-cell/>
          <table:table-cell office:value-type="string">
            <text:p>4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3</text:p>
          </table:table-cell>
          <table:table-cell office:value-type="string">
            <text:p>FEV1 (L/s)</text:p>
          </table:table-cell>
          <table:table-cell/>
          <table:table-cell office:value-type="string">
            <text:p>4;5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4</text:p>
          </table:table-cell>
          <table:table-cell office:value-type="string">
            <text:p>FVC (L)</text:p>
          </table:table-cell>
          <table:table-cell/>
          <table:table-cell office:value-type="string">
            <text:p>4;6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5</text:p>
          </table:table-cell>
          <table:table-cell office:value-type="string">
            <text:p>FEV1/FVC (%)</text:p>
          </table:table-cell>
          <table:table-cell/>
          <table:table-cell office:value-type="string">
            <text:p>4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7.6</text:p>
          </table:table-cell>
          <table:table-cell office:value-type="string">
            <text:p>DIFFUSION CAPACITY</text:p>
          </table:table-cell>
          <table:table-cell/>
          <table:table-cell office:value-type="string">
            <text:p>4;8</text:p>
          </table:table-cell>
          <table:table-cell office:value-type="string">
            <text:p>NJ7,4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8</text:p>
          </table:table-cell>
          <table:table-cell office:value-type="string">
            <text:p>ASBESTOS EXPOSURE</text:p>
          </table:table-cell>
          <table:table-cell/>
          <table:table-cell office:value-type="string">
            <text:p>4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8.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5;0</text:p>
          </table:table-cell>
          <table:table-cell office:value-type="string">
            <text:p>311.10213S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3</text:p>
          </table:table-cell>
          <table:table-cell office:value-type="string">
            <text:p>.01</text:p>
          </table:table-cell>
          <table:table-cell office:value-type="string">
            <text:p>ASBESTOS OCCUPATION</text:p>
          </table:table-cell>
          <table:table-cell/>
          <table:table-cell office:value-type="string">
            <text:p>0;1</text:p>
          </table:table-cell>
          <table:table-cell office:value-type="string">
            <text:p>MS</text:p>
          </table:table-cell>
          <table:table-cell office:value-type="string">
            <text:p>i:asbestos product manufacturing;j:auto repair;h:building maintenance;f:chemical industry, foundry, refinery;a:construction or demolition;e:mining;g:nuclear industry;c:ship construction or repair;o:othe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8.2</text:p>
          </table:table-cell>
          <table:table-cell office:value-type="string">
            <text:p>ASBESTOS OTHER SPECIFY</text:p>
          </table:table-cell>
          <table:table-cell/>
          <table:table-cell office:value-type="string">
            <text:p>6;1</text:p>
          </table:table-cell>
          <table:table-cell office:value-type="string">
            <text:p>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</text:p>
          </table:table-cell>
          <table:table-cell office:value-type="string">
            <text:p>SMOKER</text:p>
          </table:table-cell>
          <table:table-cell/>
          <table:table-cell office:value-type="string">
            <text:p>6;2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1</text:p>
          </table:table-cell>
          <table:table-cell office:value-type="string">
            <text:p>SECONDHAND</text:p>
          </table:table-cell>
          <table:table-cell/>
          <table:table-cell office:value-type="string">
            <text:p>6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2</text:p>
          </table:table-cell>
          <table:table-cell office:value-type="string">
            <text:p>SMOKING AGE</text:p>
          </table:table-cell>
          <table:table-cell/>
          <table:table-cell office:value-type="string">
            <text:p>6;4</text:p>
          </table:table-cell>
          <table:table-cell office:value-type="string">
            <text:p>NJ2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3</text:p>
          </table:table-cell>
          <table:table-cell office:value-type="string">
            <text:p>SMOKED IN PAST MONTH</text:p>
          </table:table-cell>
          <table:table-cell/>
          <table:table-cell office:value-type="string">
            <text:p>6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4</text:p>
          </table:table-cell>
          <table:table-cell office:value-type="string">
            <text:p>LAST CIGARETTE DATE</text:p>
          </table:table-cell>
          <table:table-cell/>
          <table:table-cell office:value-type="string">
            <text:p>6;6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5</text:p>
          </table:table-cell>
          <table:table-cell office:value-type="string">
            <text:p>QUIT YEARS</text:p>
          </table:table-cell>
          <table:table-cell/>
          <table:table-cell office:value-type="string">
            <text:p>6;7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6</text:p>
          </table:table-cell>
          <table:table-cell office:value-type="string">
            <text:p>FORMER DAYS PER WEEK</text:p>
          </table:table-cell>
          <table:table-cell/>
          <table:table-cell office:value-type="string">
            <text:p>6;8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7</text:p>
          </table:table-cell>
          <table:table-cell office:value-type="string">
            <text:p>FORMER PPD</text:p>
          </table:table-cell>
          <table:table-cell/>
          <table:table-cell office:value-type="string">
            <text:p>6;9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29.8</text:p>
          </table:table-cell>
          <table:table-cell office:value-type="string">
            <text:p>FORMER DURATION</text:p>
          </table:table-cell>
          <table:table-cell/>
          <table:table-cell office:value-type="string">
            <text:p>6;10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</text:p>
          </table:table-cell>
          <table:table-cell office:value-type="string">
            <text:p>CURRENT DAYS PER WEEK</text:p>
          </table:table-cell>
          <table:table-cell/>
          <table:table-cell office:value-type="string">
            <text:p>6;11</text:p>
          </table:table-cell>
          <table:table-cell office:value-type="string">
            <text:p>NJ1,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1</text:p>
          </table:table-cell>
          <table:table-cell office:value-type="string">
            <text:p>CURRENT PPD</text:p>
          </table:table-cell>
          <table:table-cell/>
          <table:table-cell office:value-type="string">
            <text:p>6;12</text:p>
          </table:table-cell>
          <table:table-cell office:value-type="string">
            <text:p>NJ4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2</text:p>
          </table:table-cell>
          <table:table-cell office:value-type="string">
            <text:p>CURRENT DURATION</text:p>
          </table:table-cell>
          <table:table-cell/>
          <table:table-cell office:value-type="string">
            <text:p>6;13</text:p>
          </table:table-cell>
          <table:table-cell office:value-type="string">
            <text:p>NJ5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3</text:p>
          </table:table-cell>
          <table:table-cell office:value-type="string">
            <text:p>TOTAL PACK YEARS</text:p>
          </table:table-cell>
          <table:table-cell/>
          <table:table-cell office:value-type="string">
            <text:p>6;19</text:p>
          </table:table-cell>
          <table:table-cell office:value-type="string">
            <text:p>NJ6,2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4</text:p>
          </table:table-cell>
          <table:table-cell office:value-type="string">
            <text:p>TRIED TO QUIT</text:p>
          </table:table-cell>
          <table:table-cell/>
          <table:table-cell office:value-type="string">
            <text:p>6;1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5</text:p>
          </table:table-cell>
          <table:table-cell office:value-type="string">
            <text:p>TRIED HOW MANY TIMES</text:p>
          </table:table-cell>
          <table:table-cell/>
          <table:table-cell office:value-type="string">
            <text:p>6;15</text:p>
          </table:table-cell>
          <table:table-cell office:value-type="string">
            <text:p>S</text:p>
          </table:table-cell>
          <table:table-cell office:value-type="string">
            <text:p>a:1 time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6</text:p>
          </table:table-cell>
          <table:table-cell office:value-type="string">
            <text:p>QUIT PAST 12 MONTHS</text:p>
          </table:table-cell>
          <table:table-cell/>
          <table:table-cell office:value-type="string">
            <text:p>6;16</text:p>
          </table:table-cell>
          <table:table-cell office:value-type="string">
            <text:p>S</text:p>
          </table:table-cell>
          <table:table-cell office:value-type="string">
            <text:p>e:0;a:1;b:2-5 times;c:6-10 times;d:more than 10 tim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7</text:p>
          </table:table-cell>
          <table:table-cell office:value-type="string">
            <text:p>THINKING OF QUITTING</text:p>
          </table:table-cell>
          <table:table-cell/>
          <table:table-cell office:value-type="string">
            <text:p>6;17</text:p>
          </table:table-cell>
          <table:table-cell office:value-type="string">
            <text:p>S</text:p>
          </table:table-cell>
          <table:table-cell office:value-type="string">
            <text:p>y:Yes, within the next 30 days;m:Yes, within the next 6 months;n:No, not thinking of quitting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0.8</text:p>
          </table:table-cell>
          <table:table-cell office:value-type="string">
            <text:p>CESSATION PACKET</text:p>
          </table:table-cell>
          <table:table-cell/>
          <table:table-cell office:value-type="string">
            <text:p>6;18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1</text:p>
          </table:table-cell>
          <table:table-cell office:value-type="string">
            <text:p>SECONDHAND WORKSITE</text:p>
          </table:table-cell>
          <table:table-cell/>
          <table:table-cell office:value-type="string">
            <text:p>6;20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1.1</text:p>
          </table:table-cell>
          <table:table-cell office:value-type="string">
            <text:p>SECONDHAND WORK EXPOSURE</text:p>
          </table:table-cell>
          <table:table-cell/>
          <table:table-cell office:value-type="string">
            <text:p>6;2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1.2</text:p>
          </table:table-cell>
          <table:table-cell office:value-type="string">
            <text:p>SECONDHAND WORK HISTORY</text:p>
          </table:table-cell>
          <table:table-cell/>
          <table:table-cell office:value-type="string">
            <text:p>7;0</text:p>
          </table:table-cell>
          <table:table-cell office:value-type="string">
            <text:p>311.10214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string">
            <text:p>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string">
            <text:p>.02</text:p>
          </table:table-cell>
          <table:table-cell office:value-type="string">
            <text:p>JOB</text:p>
          </table:table-cell>
          <table:table-cell/>
          <table:table-cell office:value-type="string">
            <text:p>0;2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4</text:p>
          </table:table-cell>
          <table:table-cell office:value-type="string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</text:p>
          </table:table-cell>
          <table:table-cell office:value-type="string">
            <text:p>SECONDHAND HOME UNDER 18</text:p>
          </table:table-cell>
          <table:table-cell/>
          <table:table-cell office:value-type="string">
            <text:p>8;1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1</text:p>
          </table:table-cell>
          <table:table-cell office:value-type="string">
            <text:p>SMOKING ALLOWED HOME</text:p>
          </table:table-cell>
          <table:table-cell/>
          <table:table-cell office:value-type="string">
            <text:p>8;2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2</text:p>
          </table:table-cell>
          <table:table-cell office:value-type="string">
            <text:p>MOTHER SMOKE UNDER 7</text:p>
          </table:table-cell>
          <table:table-cell/>
          <table:table-cell office:value-type="string">
            <text:p>8;3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3</text:p>
          </table:table-cell>
          <table:table-cell office:value-type="string">
            <text:p>MOTHER SMOKE 7-18</text:p>
          </table:table-cell>
          <table:table-cell/>
          <table:table-cell office:value-type="string">
            <text:p>8;4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4</text:p>
          </table:table-cell>
          <table:table-cell office:value-type="string">
            <text:p>HOME CHILDHOOD OTHER</text:p>
          </table:table-cell>
          <table:table-cell/>
          <table:table-cell office:value-type="string">
            <text:p>8;5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5</text:p>
          </table:table-cell>
          <table:table-cell office:value-type="string">
            <text:p>SECONDHAND CURRENT</text:p>
          </table:table-cell>
          <table:table-cell/>
          <table:table-cell office:value-type="string">
            <text:p>8;6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6</text:p>
          </table:table-cell>
          <table:table-cell office:value-type="string">
            <text:p>SECONDHAND HOME ADULT</text:p>
          </table:table-cell>
          <table:table-cell/>
          <table:table-cell office:value-type="string">
            <text:p>8;7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2.7</text:p>
          </table:table-cell>
          <table:table-cell office:value-type="string">
            <text:p>SECONDHAND HOME HISTORY</text:p>
          </table:table-cell>
          <table:table-cell/>
          <table:table-cell office:value-type="string">
            <text:p>9;0</text:p>
          </table:table-cell>
          <table:table-cell office:value-type="string">
            <text:p>311.10215A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string">
            <text:p>.01</text:p>
          </table:table-cell>
          <table:table-cell office:value-type="string">
            <text:p>AGE RANGE</text:p>
          </table:table-cell>
          <table:table-cell office:value-type="string">
            <text:p>Age range</text:p>
          </table:table-cell>
          <table:table-cell office:value-type="string">
            <text:p>0;1</text:p>
          </table:table-cell>
          <table:table-cell office:value-type="string">
            <text:p>MFJ2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string">
            <text:p>.02</text:p>
          </table:table-cell>
          <table:table-cell office:value-type="string">
            <text:p>AMOUNT SMOKED</text:p>
          </table:table-cell>
          <table:table-cell/>
          <table:table-cell office:value-type="string">
            <text:p>0;2</text:p>
          </table:table-cell>
          <table:table-cell office:value-type="string">
            <text:p>S</text:p>
          </table:table-cell>
          <table:table-cell office:value-type="string">
            <text:p>a:1-14 cigarettes per day;b:15-24 cigarettes per day;c:25 or more cigarettes per day;d:don't know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15</text:p>
          </table:table-cell>
          <table:table-cell office:value-type="string">
            <text:p>1</text:p>
          </table:table-cell>
          <table:table-cell office:value-type="string">
            <text:p>SMOKING</text:p>
          </table:table-cell>
          <table:table-cell/>
          <table:table-cell office:value-type="string">
            <text:p>0;3</text:p>
          </table:table-cell>
          <table:table-cell office:value-type="string">
            <text:p>S</text:p>
          </table:table-cell>
          <table:table-cell office:value-type="string">
            <text:p>n:not permitted;r:restricted;y:allowed anywh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</text:p>
          </table:table-cell>
          <table:table-cell office:value-type="string">
            <text:p>GENERAL HEALTH</text:p>
          </table:table-cell>
          <table:table-cell/>
          <table:table-cell office:value-type="string">
            <text:p>10;1</text:p>
          </table:table-cell>
          <table:table-cell office:value-type="string">
            <text:p>S</text:p>
          </table:table-cell>
          <table:table-cell office:value-type="string">
            <text:p>1:Excellent;2:Very good;3:Good;4:Fair;5:Poor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1</text:p>
          </table:table-cell>
          <table:table-cell office:value-type="string">
            <text:p>HEALTH ACTIVITY LIMITS</text:p>
          </table:table-cell>
          <table:table-cell office:value-type="string">
            <text:p>Health limit usual activities</text:p>
          </table:table-cell>
          <table:table-cell office:value-type="string">
            <text:p>10;2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physic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2</text:p>
          </table:table-cell>
          <table:table-cell office:value-type="string">
            <text:p>HEALTH DAILY WORK</text:p>
          </table:table-cell>
          <table:table-cell office:value-type="string">
            <text:p>Health difficulty with daily work</text:p>
          </table:table-cell>
          <table:table-cell office:value-type="string">
            <text:p>10;3</text:p>
          </table:table-cell>
          <table:table-cell office:value-type="string">
            <text:p>S</text:p>
          </table:table-cell>
          <table:table-cell office:value-type="string">
            <text:p>1:Not at all;2:A little bit;3:Some;4:Quite a lot;5:Could not do daily work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4</text:p>
          </table:table-cell>
          <table:table-cell office:value-type="string">
            <text:p>BODILY PAIN</text:p>
          </table:table-cell>
          <table:table-cell/>
          <table:table-cell office:value-type="string">
            <text:p>10;4</text:p>
          </table:table-cell>
          <table:table-cell office:value-type="string">
            <text:p>S</text:p>
          </table:table-cell>
          <table:table-cell office:value-type="string">
            <text:p>1:None;2:Very mild;3:Mild;4:Moderate;5:Severe;6:Very sever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5</text:p>
          </table:table-cell>
          <table:table-cell office:value-type="string">
            <text:p>ENERGY</text:p>
          </table:table-cell>
          <table:table-cell/>
          <table:table-cell office:value-type="string">
            <text:p>10;5</text:p>
          </table:table-cell>
          <table:table-cell office:value-type="string">
            <text:p>S</text:p>
          </table:table-cell>
          <table:table-cell office:value-type="string">
            <text:p>1:Very much;2:Quite a lot;3:Some;4:A little;5:None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6</text:p>
          </table:table-cell>
          <table:table-cell office:value-type="string">
            <text:p>HEALTH SOCIAL LIMITS</text:p>
          </table:table-cell>
          <table:table-cell office:value-type="string">
            <text:p>Health limited social activities</text:p>
          </table:table-cell>
          <table:table-cell office:value-type="string">
            <text:p>10;6</text:p>
          </table:table-cell>
          <table:table-cell office:value-type="string">
            <text:p>S</text:p>
          </table:table-cell>
          <table:table-cell office:value-type="string">
            <text:p>1:None at all;2:Very little;3:Somewhat;4:Quite a lot;5:Could not do social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7</text:p>
          </table:table-cell>
          <table:table-cell office:value-type="string">
            <text:p>HEALTH EMOTIONAL</text:p>
          </table:table-cell>
          <table:table-cell/>
          <table:table-cell office:value-type="string">
            <text:p>10;7</text:p>
          </table:table-cell>
          <table:table-cell office:value-type="string">
            <text:p>S</text:p>
          </table:table-cell>
          <table:table-cell office:value-type="string">
            <text:p>1:Not at all;2:Slightly;3:Moderately;4:Quite a lot;5:Extremely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3.8</text:p>
          </table:table-cell>
          <table:table-cell office:value-type="string">
            <text:p>HEALTH DAILY ACTIVITIES</text:p>
          </table:table-cell>
          <table:table-cell office:value-type="string">
            <text:p>Health problems keeping from usual activities</text:p>
          </table:table-cell>
          <table:table-cell office:value-type="string">
            <text:p>10;8</text:p>
          </table:table-cell>
          <table:table-cell office:value-type="string">
            <text:p>S</text:p>
          </table:table-cell>
          <table:table-cell office:value-type="string">
            <text:p>1:Not at all;2:Very little;3:Somewhat;4:Quite a lot;5:Could not do daily activiti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4</text:p>
          </table:table-cell>
          <table:table-cell office:value-type="string">
            <text:p>CONSENT SIGNED</text:p>
          </table:table-cell>
          <table:table-cell/>
          <table:table-cell office:value-type="string">
            <text:p>10;9</text:p>
          </table:table-cell>
          <table:table-cell office:value-type="string">
            <text:p>S</text:p>
          </table:table-cell>
          <table:table-cell office:value-type="string">
            <text:p>n:No;y:Yes;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4.1</text:p>
          </table:table-cell>
          <table:table-cell office:value-type="string">
            <text:p>CONSENT DATE</text:p>
          </table:table-cell>
          <table:table-cell/>
          <table:table-cell office:value-type="string">
            <text:p>10;10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311.102</text:p>
          </table:table-cell>
          <table:table-cell office:value-type="string">
            <text:p>34.2</text:p>
          </table:table-cell>
          <table:table-cell office:value-type="string">
            <text:p>CONSENT OBTAINED BY</text:p>
          </table:table-cell>
          <table:table-cell/>
          <table:table-cell office:value-type="string">
            <text:p>10;11</text:p>
          </table:table-cell>
          <table:table-cell office:value-type="string">
            <text:p>FJ30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4.4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9/20/2017</text:date>, <text:time>15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erick Marshall</meta:initial-creator>
    <meta:creation-date>2017-09-12T09:28:37</meta:creation-date>
    <dc:date>2017-09-20T15:00:58</dc:date>
    <dc:creator>Frederick Marshall</dc:creator>
    <meta:editing-duration>PT03H00M10S</meta:editing-duration>
    <meta:editing-cycles>8</meta:editing-cycles>
    <meta:generator>NeoOffice/3.2015.12_Classic_Edition$Unix OpenOffice.org_project/Patch 0</meta:generator>
    <meta:document-statistic meta:table-count="3" meta:cell-count="4915" meta:object-count="0"/>
  </office:meta>
</office:document-meta>
</file>